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5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57" style:family="graphic" style:parent-style-name="standard" style:list-style-name="L2">
      <style:graphic-properties draw:textarea-horizontal-align="justify" draw:textarea-vertical-align="middle" draw:auto-grow-height="false" fo:min-height="1.018cm" fo:min-width="2.808cm" fo:wrap-option="wrap"/>
    </style:style>
    <style:style style:name="gr5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5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275cm"/>
    </style:style>
    <style:style style:name="gr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7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7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7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7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79" style:family="graphic" style:parent-style-name="objectwithoutfill">
      <style:graphic-properties draw:fill="none" draw:textarea-vertical-align="middle"/>
    </style:style>
    <style:style style:name="gr80" style:family="graphic" style:parent-style-name="objectwithoutfill">
      <style:graphic-properties draw:marker-start="Arrow" draw:marker-end="Arrow" draw:fill="none" draw:textarea-vertical-align="middle"/>
    </style:style>
    <style:style style:name="gr81" style:family="graphic" style:parent-style-name="standard" style:list-style-name="L2">
      <style:graphic-properties draw:stroke="none" draw:fill="none" fo:min-height="0.32cm"/>
    </style:style>
    <style:style style:name="gr82" style:family="graphic" style:parent-style-name="standard" style:list-style-name="L2">
      <style:graphic-properties draw:stroke="none" draw:fill="none" fo:min-height="0.637cm"/>
    </style:style>
    <style:style style:name="gr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8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91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9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9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9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0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07" style:family="graphic" style:parent-style-name="standard" style:list-style-name="L2">
      <style:graphic-properties draw:textarea-horizontal-align="justify" draw:textarea-vertical-align="middle" draw:auto-grow-height="false" fo:min-height="1.018cm" fo:min-width="2.808cm" fo:wrap-option="wrap"/>
    </style:style>
    <style:style style:name="gr10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0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1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2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026cm"/>
    </style:style>
    <style:style style:name="gr1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026cm"/>
    </style:style>
    <style:style style:name="gr12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026cm"/>
    </style:style>
    <style:style style:name="gr1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026cm"/>
    </style:style>
    <style:style style:name="gr13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1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56" style:family="graphic" style:parent-style-name="standard">
      <style:graphic-properties draw:fill="none" draw:textarea-vertical-align="middle" draw:auto-grow-height="false" fo:min-height="3.922cm" fo:min-width="0cm"/>
    </style:style>
    <style:style style:name="gr157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15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1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70" style:family="graphic" style:parent-style-name="standard" style:list-style-name="L2">
      <style:graphic-properties draw:textarea-horizontal-align="justify" draw:textarea-vertical-align="middle" draw:auto-grow-height="false" fo:min-height="1.018cm" fo:min-width="2.104cm" fo:wrap-option="wrap"/>
    </style:style>
    <style:style style:name="gr17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7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7" style:family="graphic" style:parent-style-name="standard" style:list-style-name="L2">
      <style:graphic-properties draw:textarea-horizontal-align="justify" draw:textarea-vertical-align="middle" draw:auto-grow-height="false" fo:min-height="1.018cm" fo:min-width="2.104cm" fo:wrap-option="wrap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18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190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19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19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19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19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1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1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1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20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0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08" style:family="graphic" style:parent-style-name="objectwithoutfill">
      <style:graphic-properties draw:marker-start="Arrow" draw:marker-end="Arrow" draw:fill="none" draw:textarea-vertical-align="middle"/>
    </style:style>
    <style:style style:name="gr20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1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1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1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2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22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22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2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3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3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9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24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2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4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2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5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59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26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2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2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7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273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274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275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276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277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278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279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280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28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28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2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8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289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290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291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292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293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29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2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0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30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1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1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margin-top="0.1cm" fo:margin-bottom="0.1cm" fo:line-height="100%" fo:text-align="start"/>
    </style:style>
    <style:style style:name="P2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3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style:paragraph-properties fo:margin-left="0cm" fo:margin-right="0cm" fo:margin-top="0.1cm" fo:margin-bottom="0.1cm" fo:line-height="100%" fo:text-align="start" fo:text-indent="0cm"/>
    </style:style>
    <style:style style:name="P7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8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9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0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1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2" style:family="paragraph">
      <loext:graphic-properties draw:fill="none"/>
      <style:paragraph-properties fo:text-align="center"/>
      <style:text-properties fo:font-size="8pt" style:font-size-asian="8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15" style:family="paragraph">
      <style:paragraph-properties fo:margin-top="0.1cm" fo:margin-bottom="0.1cm"/>
    </style:style>
    <style:style style:name="P16" style:family="paragraph">
      <loext:graphic-properties draw:fill-color="#ff6600"/>
      <style:paragraph-properties fo:margin-top="0.1cm" fo:margin-bottom="0.1cm" fo:text-align="center"/>
    </style:style>
    <style:style style:name="P17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18" style:family="paragraph">
      <style:paragraph-properties fo:margin-left="0cm" fo:margin-right="0cm" fo:margin-top="0.1cm" fo:margin-bottom="0.1cm" fo:text-align="start" fo:text-indent="0cm"/>
    </style:style>
    <style:style style:name="P19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2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4" style:family="text">
      <style:text-properties fo:font-size="8pt" style:font-size-asian="8pt"/>
    </style:style>
    <style:style style:name="T5" style:family="text">
      <style:text-properties fo:font-size="8pt" style:font-size-asian="18pt" style:font-size-complex="18pt"/>
    </style:style>
    <style:style style:name="T6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7" style:family="text">
      <style:text-properties fo:color="#000000" fo:font-size="8pt" style:font-size-asian="8pt" style:font-size-complex="8pt"/>
    </style:style>
    <style:style style:name="T8" style:family="text">
      <style:text-properties fo:color="#000000" fo:font-size="8pt" style:font-size-asian="8pt" style:font-size-complex="18pt"/>
    </style:style>
    <style:style style:name="T9" style:family="text">
      <style:text-properties fo:font-size="8pt" style:font-size-asian="8pt" style:font-size-complex="18pt"/>
    </style:style>
    <style:style style:name="T10" style:family="text">
      <style:text-properties style:font-name="Arial" fo:font-size="8pt" style:letter-kerning="true" style:font-size-asian="8pt" style:font-name-complex="Lohit Hind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81cm" svg:height="0.4cm" svg:x="29.9cm" svg:y="14.795cm">
          <text:p text:style-name="P1"><text:span text:style-name="T1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081cm" svg:height="0.4cm" svg:x="29.9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2.081cm" svg:height="0.4cm" svg:x="29.9cm" svg:y="15.996cm">
          <text:p text:style-name="P1"><text:span text:style-name="T1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081cm" svg:height="0.4cm" svg:x="29.9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" draw:id="id1" draw:layer="layout" svg:width="2.081cm" svg:height="0.4cm" svg:x="29.9cm" svg:y="15.595cm">
          <text:p text:style-name="P1"><text:span text:style-name="T1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081cm" svg:height="0.4cm" svg:x="29.9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081cm" svg:height="0.4cm" svg:x="29.9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2.08cm" svg:height="0.4cm" svg:x="29.9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2" draw:id="id2" draw:layer="layout" svg:width="2.081cm" svg:height="0.4cm" svg:x="33.066cm" svg:y="14.4cm">
          <text:p text:style-name="P1"><text:span text:style-name="T1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081cm" svg:height="0.4cm" svg:x="33.118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2.081cm" svg:height="0.4cm" svg:x="33.118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081cm" svg:height="0.4cm" svg:x="33.118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2.081cm" svg:height="0.4cm" svg:x="33.118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2.081cm" svg:height="0.4cm" svg:x="33.118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2.081cm" svg:height="0.4cm" svg:x="33.118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2.08cm" svg:height="0.4cm" svg:x="33.119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4" draw:id="id4" draw:layer="layout" svg:width="2.08cm" svg:height="0.4cm" svg:x="33.119cm" svg:y="17.997cm">
          <text:p text:style-name="P1"><text:span text:style-name="T1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2.08cm" svg:height="0.4cm" svg:x="33.1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2.08cm" svg:height="0.4cm" svg:x="33.1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2.08cm" svg:height="0.4cm" svg:x="33.1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2.08cm" svg:height="0.4cm" svg:x="33.1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2.08cm" svg:height="0.4cm" svg:x="33.1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2.08cm" svg:height="0.4cm" svg:x="33.1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2.081cm" svg:height="0.4cm" svg:x="33.1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svg:x1="31.981cm" svg:y1="15.795cm" svg:x2="33.066cm" svg:y2="14.6cm" draw:start-shape="id1" draw:start-glue-point="1" draw:end-shape="id2" draw:end-glue-point="3" svg:d="M31981 15795h542v-1195h543" svg:viewBox="0 0 1086 1196">
          <text:p/>
        </draw:connector>
        <draw:connector draw:style-name="gr25" draw:text-style-name="P4" draw:layer="layout" svg:x1="31.981cm" svg:y1="16.196cm" svg:x2="33.119cm" svg:y2="18.197cm" draw:start-shape="id3" draw:start-glue-point="1" draw:end-shape="id4" draw:end-glue-point="3" svg:d="M31981 16196h569v2001h569" svg:viewBox="0 0 1139 2002">
          <text:p/>
        </draw:connector>
        <draw:custom-shape draw:style-name="gr26" draw:text-style-name="P2" xml:id="id6" draw:id="id6" draw:layer="layout" svg:width="2.547cm" svg:height="0.4cm" svg:x="4.258cm" svg:y="2.806cm">
          <text:p text:style-name="P1"><text:span text:style-name="T1">PGD(</text:span><text:span text:style-name="T1">页面目录</text:span><text:span text:style-name="T1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2.547cm" svg:height="0.4cm" svg:x="4.258cm" svg:y="3.2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xml:id="id7" draw:id="id7" draw:layer="layout" svg:width="2.547cm" svg:height="0.4cm" svg:x="4.258cm" svg:y="4.007cm">
          <text:p text:style-name="P1"><text:span text:style-name="T1">物理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" xml:id="id9" draw:id="id9" draw:layer="layout" svg:width="2.547cm" svg:height="0.4cm" svg:x="4.258cm" svg:y="4.4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draw:layer="layout" svg:width="2.547cm" svg:height="0.4cm" svg:x="4.258cm" svg:y="3.6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2.547cm" svg:height="0.4cm" svg:x="4.258cm" svg:y="4.8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" draw:layer="layout" svg:width="2.547cm" svg:height="0.4cm" svg:x="4.258cm" svg:y="5.2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2.548cm" svg:height="0.4cm" svg:x="4.258cm" svg:y="5.2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draw:line-skew="-0.199cm" svg:x1="1.9cm" svg:y1="11.401cm" svg:x2="4.258cm" svg:y2="3.006cm" draw:start-shape="id5" draw:start-glue-point="3" draw:end-shape="id6" draw:end-glue-point="3" svg:d="M1900 11401h-700v-8395h3058" svg:viewBox="0 0 3059 8396">
          <text:p/>
        </draw:connector>
        <draw:custom-shape draw:style-name="gr34" draw:text-style-name="P2" xml:id="id8" draw:id="id8" draw:layer="layout" svg:width="2.548cm" svg:height="0.4cm" svg:x="8.051cm" svg:y="2.807cm">
          <text:p text:style-name="P1"><text:span text:style-name="T1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xml:id="id11" draw:id="id11" draw:layer="layout" svg:width="2.548cm" svg:height="0.4cm" svg:x="8.051cm" svg:y="3.207cm">
          <text:p text:style-name="P1"><text:span text:style-name="T1">物理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2.548cm" svg:height="0.4cm" svg:x="8.051cm" svg:y="4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" draw:layer="layout" svg:width="2.548cm" svg:height="0.4cm" svg:x="8.051cm" svg:y="4.4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" draw:layer="layout" svg:width="2.548cm" svg:height="0.4cm" svg:x="8.051cm" svg:y="3.6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" draw:layer="layout" svg:width="2.548cm" svg:height="0.4cm" svg:x="8.051cm" svg:y="4.8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2.548cm" svg:height="0.4cm" svg:x="8.051cm" svg:y="5.2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" draw:layer="layout" svg:width="2.547cm" svg:height="0.4cm" svg:x="8.052cm" svg:y="5.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svg:x1="6.805cm" svg:y1="4.207cm" svg:x2="8.051cm" svg:y2="3.007cm" draw:start-shape="id7" draw:start-glue-point="1" draw:end-shape="id8" draw:end-glue-point="3" svg:d="M6805 4207h623v-1200h623" svg:viewBox="0 0 1247 1201">
          <text:p/>
        </draw:connector>
        <draw:custom-shape draw:style-name="gr42" draw:text-style-name="P2" xml:id="id10" draw:id="id10" draw:layer="layout" svg:width="2.547cm" svg:height="0.4cm" svg:x="8.052cm" svg:y="5.908cm">
          <text:p text:style-name="P1"><text:span text:style-name="T1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" draw:layer="layout" svg:width="2.547cm" svg:height="0.4cm" svg:x="8.052cm" svg:y="6.3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2.547cm" svg:height="0.4cm" svg:x="8.052cm" svg:y="7.1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2.547cm" svg:height="0.4cm" svg:x="8.052cm" svg:y="7.5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2.547cm" svg:height="0.4cm" svg:x="8.052cm" svg:y="6.7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" draw:layer="layout" svg:width="2.547cm" svg:height="0.4cm" svg:x="8.052cm" svg:y="7.9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" draw:layer="layout" svg:width="2.547cm" svg:height="0.4cm" svg:x="8.052cm" svg:y="8.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" draw:layer="layout" svg:width="2.547cm" svg:height="0.4cm" svg:x="8.053cm" svg:y="8.3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svg:x1="6.805cm" svg:y1="4.607cm" svg:x2="8.052cm" svg:y2="6.108cm" draw:start-shape="id9" draw:start-glue-point="1" draw:end-shape="id10" draw:end-glue-point="3" svg:d="M6805 4607h623v1501h624" svg:viewBox="0 0 1248 1502">
          <text:p/>
        </draw:connector>
        <draw:custom-shape draw:style-name="gr50" draw:text-style-name="P2" xml:id="id12" draw:id="id12" draw:layer="layout" svg:width="2.548cm" svg:height="0.4cm" svg:x="11.752cm" svg:y="2.8cm">
          <text:p text:style-name="P1"><text:span text:style-name="T1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" draw:layer="layout" svg:width="2.548cm" svg:height="0.4cm" svg:x="11.752cm" svg:y="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2.548cm" svg:height="0.4cm" svg:x="11.7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" draw:layer="layout" svg:width="2.548cm" svg:height="0.4cm" svg:x="11.7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" draw:layer="layout" svg:width="2.548cm" svg:height="0.4cm" svg:x="11.752cm" svg:y="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" draw:layer="layout" svg:width="2.548cm" svg:height="0.4cm" svg:x="11.752cm" svg:y="4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" draw:layer="layout" svg:width="2.548cm" svg:height="0.4cm" svg:x="11.752cm" svg:y="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" draw:layer="layout" svg:width="2.547cm" svg:height="0.4cm" svg:x="11.753cm" svg:y="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svg:x1="10.599cm" svg:y1="3.407cm" svg:x2="11.752cm" svg:y2="3cm" draw:start-shape="id11" draw:start-glue-point="1" draw:end-shape="id12" draw:end-glue-point="3" svg:d="M10599 3407h577v-407h576" svg:viewBox="0 0 1154 408">
          <text:p/>
        </draw:connector>
        <draw:custom-shape draw:style-name="gr57" draw:text-style-name="P5" draw:layer="layout" svg:width="4.7cm" svg:height="1.8cm" svg:x="2.448cm" svg:y="0.604cm">
          <text:p text:style-name="P1"><text:span text:style-name="T1">指针中是虚拟地址</text:span><text:span text:style-name="T1">,</text:span><text:span text:style-name="T1">在内核态下转成物理</text:span><text:span text:style-name="T1">地址存放到</text:span><text:span text:style-name="T1">CR3</text:span><text:span text:style-name="T1">寄</text:span><text:span text:style-name="T1">存器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61.7102744097 28760.02220988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8" draw:text-style-name="P7" xml:id="id20" draw:id="id20" draw:layer="layout" svg:width="3.286cm" svg:height="0.4cm" svg:x="15.8cm" svg:y="4.59cm">
          <text:p text:style-name="P6"><text:span text:style-name="T1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" xml:id="id13" draw:id="id13" draw:layer="layout" svg:width="3.286cm" svg:height="0.4cm" svg:x="15.8cm" svg:y="5.391cm">
          <text:p text:style-name="P1"><text:span text:style-name="T1"><text:s text:c="3"/></text:span><text:span text:style-name="T1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" draw:layer="layout" svg:width="3.286cm" svg:height="0.4cm" svg:x="15.8cm" svg:y="5.791cm">
          <text:p text:style-name="P1"><text:span text:style-name="T1"><text:s text:c="3"/></text:span><text:span text:style-name="T1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" xml:id="id17" draw:id="id17" draw:layer="layout" svg:width="3.286cm" svg:height="0.4cm" svg:x="15.8cm" svg:y="4.99cm">
          <text:p text:style-name="P1"><text:span text:style-name="T1"><text:s text:c="3"/></text:span><text:span text:style-name="T1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" draw:layer="layout" svg:width="3.286cm" svg:height="0.4cm" svg:x="15.8cm" svg:y="6.191cm">
          <text:p text:style-name="P1"><text:span text:style-name="T1"><text:s text:c="3"/></text:span><text:span text:style-name="T1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" draw:layer="layout" svg:width="3.285cm" svg:height="0.4cm" svg:x="15.801cm" svg:y="6.593cm">
          <text:p text:style-name="P1"><text:span text:style-name="T1"><text:s text:c="3"/></text:span><text:span text:style-name="T1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" xml:id="id23" draw:id="id23" draw:layer="layout" svg:width="3.849cm" svg:height="0.4cm" svg:x="15.451cm" svg:y="2.9cm">
          <text:p text:style-name="P1"><text:span text:style-name="T1">struct page </text:span><text:span text:style-name="T1">*mem_map </text:span><text:span text:style-name="T1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" xml:id="id14" draw:id="id14" draw:layer="layout" svg:width="3.286cm" svg:height="0.4cm" svg:x="15.762cm" svg:y="10.904cm">
          <text:p text:style-name="P1"><text:span text:style-name="T1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" draw:layer="layout" svg:width="3.286cm" svg:height="0.4cm" svg:x="15.762cm" svg:y="11.304cm">
          <text:p text:style-name="P1"><text:span text:style-name="T1"><text:s text:c="3"/></text:span><text:span text:style-name="T1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" draw:layer="layout" svg:width="3.286cm" svg:height="0.4cm" svg:x="15.762cm" svg:y="12.105cm">
          <text:p text:style-name="P1"><text:span text:style-name="T1"><text:s text:c="3"/></text:span><text:span text:style-name="T1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" draw:layer="layout" svg:width="3.286cm" svg:height="0.4cm" svg:x="15.762cm" svg:y="11.704cm">
          <text:p text:style-name="P1"><text:span text:style-name="T1"><text:s text:c="3"/></text:span><text:span text:style-name="T1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svg:x1="19.086cm" svg:y1="5.591cm" svg:x2="19.048cm" svg:y2="11.104cm" draw:start-shape="id13" draw:start-glue-point="1" draw:end-shape="id14" draw:end-glue-point="1" svg:d="M19086 5591h502v5513h-540" svg:viewBox="0 0 541 5514">
          <text:p/>
        </draw:connector>
        <draw:custom-shape draw:style-name="gr71" draw:text-style-name="P7" xml:id="id15" draw:id="id15" draw:layer="layout" svg:width="3.286cm" svg:height="0.4cm" svg:x="15.801cm" svg:y="6.991cm">
          <text:p text:style-name="P6"><text:span text:style-name="T1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7" draw:layer="layout" svg:width="3.286cm" svg:height="0.4cm" svg:x="15.802cm" svg:y="7.392cm">
          <text:p text:style-name="P6"><text:span text:style-name="T1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7" draw:layer="layout" svg:width="3.286cm" svg:height="0.4cm" svg:x="15.802cm" svg:y="7.792cm">
          <text:p text:style-name="P6"><text:span text:style-name="T1">struct page </text:span><text:span text:style-name="T1">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7" draw:layer="layout" svg:width="3.286cm" svg:height="0.4cm" svg:x="15.803cm" svg:y="8.193cm">
          <text:p text:style-name="P6"><text:span text:style-name="T1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7" draw:layer="layout" svg:width="3.286cm" svg:height="0.4cm" svg:x="15.802cm" svg:y="8.592cm">
          <text:p text:style-name="P6"><text:span text:style-name="T1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7" draw:layer="layout" svg:width="3.286cm" svg:height="0.4cm" svg:x="15.803cm" svg:y="8.993cm">
          <text:p text:style-name="P6"><text:span text:style-name="T1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7" draw:layer="layout" svg:width="3.286cm" svg:height="0.4cm" svg:x="15.803cm" svg:y="9.393cm">
          <text:p text:style-name="P6"><text:span text:style-name="T1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7" draw:layer="layout" svg:width="3.286cm" svg:height="0.4cm" svg:x="15.804cm" svg:y="9.794cm">
          <text:p text:style-name="P6"><text:span text:style-name="T1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4" draw:layer="layout" svg:x1="19.048cm" svg:y1="9.004cm" svg:x2="20.948cm" svg:y2="9.004cm">
          <text:p/>
        </draw:line>
        <draw:line draw:style-name="gr79" draw:text-style-name="P4" draw:layer="layout" svg:x1="19.048cm" svg:y1="10.204cm" svg:x2="20.948cm" svg:y2="10.204cm">
          <text:p/>
        </draw:line>
        <draw:line draw:style-name="gr79" draw:text-style-name="P4" draw:layer="layout" svg:x1="19.048cm" svg:y1="7.004cm" svg:x2="20.948cm" svg:y2="7.004cm">
          <text:p/>
        </draw:line>
        <draw:line draw:style-name="gr80" draw:text-style-name="P4" draw:layer="layout" svg:x1="20.448cm" svg:y1="7.004cm" svg:x2="20.448cm" svg:y2="9.004cm">
          <text:p/>
        </draw:line>
        <draw:line draw:style-name="gr80" draw:text-style-name="P4" draw:layer="layout" svg:x1="20.448cm" svg:y1="9.104cm" svg:x2="20.448cm" svg:y2="10.204cm">
          <text:p/>
        </draw:line>
        <draw:frame draw:style-name="gr81" draw:text-style-name="P8" draw:layer="layout" svg:width="2.229cm" svg:height="0.57cm" svg:x="19.419cm" svg:y="9.334cm">
          <draw:text-box>
            <text:p text:style-name="P6"><text:span text:style-name="T1">ZONE_DMA</text:span></text:p>
          </draw:text-box>
        </draw:frame>
        <draw:frame draw:style-name="gr82" draw:text-style-name="P8" draw:layer="layout" svg:width="3.028cm" svg:height="0.887cm" svg:x="19.6cm" svg:y="7.613cm">
          <draw:text-box>
            <text:p text:style-name="P6"><text:span text:style-name="T1">ZONE_NORMAL</text:span></text:p>
          </draw:text-box>
        </draw:frame>
        <draw:custom-shape draw:style-name="gr83" draw:text-style-name="P2" draw:layer="layout" svg:width="3.481cm" svg:height="0.4cm" svg:x="21.715cm" svg:y="3.9cm">
          <text:p text:style-name="P1"><text:span text:style-name="T1"><text:s text:c="3"/></text:span><text:span text:style-name="T1">.struct zone_struct </text:span><text:span text:style-name="T1">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" xml:id="id16" draw:id="id16" draw:layer="layout" svg:width="3.481cm" svg:height="0.4cm" svg:x="21.715cm" svg:y="4.3cm">
          <text:p text:style-name="P1"><text:span text:style-name="T1"><text:s text:c="6"/></text:span><text:span text:style-name="T1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" xml:id="id21" draw:id="id21" draw:layer="layout" svg:width="3.481cm" svg:height="0.4cm" svg:x="21.715cm" svg:y="8.701cm">
          <text:p text:style-name="P1"><text:span text:style-name="T1"><text:s text:c="3"/></text:span><text:span text:style-name="T1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" draw:layer="layout" svg:width="3.481cm" svg:height="0.4cm" svg:x="21.715cm" svg:y="4.701cm">
          <text:p text:style-name="P1"><text:span text:style-name="T1"><text:s text:c="6"/></text:span><text:span text:style-name="T1">.free_area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" draw:layer="layout" svg:width="3.481cm" svg:height="0.4cm" svg:x="21.715cm" svg:y="5.9cm">
          <text:p text:style-name="P1"><text:span text:style-name="T1"><text:s text:c="6"/></text:span><text:span text:style-name="T1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" xml:id="id18" draw:id="id18" draw:layer="layout" svg:width="3.481cm" svg:height="0.4cm" svg:x="21.715cm" svg:y="5.101cm">
          <text:p text:style-name="P1"><text:span text:style-name="T1"><text:s text:c="9"/></text:span><text:span text:style-name="T1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" draw:layer="layout" svg:width="3.481cm" svg:height="0.4cm" svg:x="21.7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3" draw:layer="layout" svg:width="3.48cm" svg:height="0.4cm" svg:x="21.716cm" svg:y="5.503cm">
          <text:p text:style-name="P1"><text:span text:style-name="T1"><text:s text:c="9"/></text:span><text:span text:style-name="T1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1" draw:text-style-name="P4" draw:layer="layout" svg:x1="19.087cm" svg:y1="7.191cm" svg:x2="21.715cm" svg:y2="4.5cm" draw:start-shape="id15" draw:start-glue-point="1" draw:end-shape="id16" svg:d="M19087 7191h1314v-2691h1314" svg:viewBox="0 0 2629 2692">
          <text:p/>
        </draw:connector>
        <draw:connector draw:style-name="gr92" draw:text-style-name="P4" draw:layer="layout" draw:line-skew="0.499cm" svg:x1="19.086cm" svg:y1="5.19cm" svg:x2="21.715cm" svg:y2="5.301cm" draw:start-shape="id17" draw:start-glue-point="1" draw:end-shape="id18" draw:end-glue-point="3" svg:d="M19086 5190h1814v111h815" svg:viewBox="0 0 2630 112">
          <text:p/>
        </draw:connector>
        <draw:custom-shape draw:style-name="gr93" draw:text-style-name="P2" draw:layer="layout" svg:width="3.481cm" svg:height="0.4cm" svg:x="21.7cm" svg:y="3.1cm">
          <text:p text:style-name="P1"><text:span text:style-name="T1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" xml:id="id19" draw:id="id19" draw:layer="layout" svg:width="3.481cm" svg:height="0.4cm" svg:x="21.7cm" svg:y="3.5cm">
          <text:p text:style-name="P1"><text:span text:style-name="T1"><text:s text:c="3"/></text:span><text:span text:style-name="T1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svg:x1="21.7cm" svg:y1="3.7cm" svg:x2="17.443cm" svg:y2="4.59cm" draw:start-shape="id19" draw:start-glue-point="3" draw:end-shape="id20" draw:end-glue-point="0" svg:d="M21700 3700h-4257v890" svg:viewBox="0 0 4258 891">
          <text:p/>
        </draw:connector>
        <draw:custom-shape draw:style-name="gr95" draw:text-style-name="P2" draw:layer="layout" svg:width="3.286cm" svg:height="0.4cm" svg:x="26.214cm" svg:y="3.9cm">
          <text:p text:style-name="P1"><text:span text:style-name="T1"><text:s text:c="3"/></text:span><text:span text:style-name="T1">.struct zone_struct </text:span><text:span text:style-name="T1">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" draw:layer="layout" svg:width="3.286cm" svg:height="0.4cm" svg:x="26.214cm" svg:y="4.3cm">
          <text:p text:style-name="P1"><text:span text:style-name="T1"><text:s text:c="6"/></text:span><text:span text:style-name="T1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" draw:layer="layout" svg:width="3.286cm" svg:height="0.4cm" svg:x="26.214cm" svg:y="6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3" draw:layer="layout" svg:width="3.286cm" svg:height="0.4cm" svg:x="26.214cm" svg:y="4.701cm">
          <text:p text:style-name="P1"><text:span text:style-name="T1"><text:s text:c="6"/></text:span><text:span text:style-name="T1">.free_area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3" draw:layer="layout" svg:width="3.286cm" svg:height="0.4cm" svg:x="26.214cm" svg:y="5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3" draw:layer="layout" svg:width="3.286cm" svg:height="0.4cm" svg:x="26.214cm" svg:y="5.101cm">
          <text:p text:style-name="P1"><text:span text:style-name="T1"><text:s text:c="9"/></text:span><text:span text:style-name="T1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3" draw:layer="layout" svg:width="3.286cm" svg:height="0.4cm" svg:x="26.214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" draw:layer="layout" svg:width="3.285cm" svg:height="0.4cm" svg:x="26.215cm" svg:y="5.503cm">
          <text:p text:style-name="P1"><text:span text:style-name="T1"><text:s text:c="9"/></text:span><text:span text:style-name="T1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xml:id="id22" draw:id="id22" draw:layer="layout" svg:width="3.286cm" svg:height="0.4cm" svg:x="26.2cm" svg:y="3.1cm">
          <text:p text:style-name="P1"><text:span text:style-name="T1">struct </text:span><text:span text:style-name="T1">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3" draw:layer="layout" svg:width="3.286cm" svg:height="0.4cm" svg:x="26.2cm" svg:y="3.5cm">
          <text:p text:style-name="P1"><text:span text:style-name="T1"><text:s text:c="3"/></text:span><text:span text:style-name="T1">.*node_mem_</text:span><text:span text:style-name="T1">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svg:x1="25.196cm" svg:y1="8.901cm" svg:x2="26.2cm" svg:y2="3.3cm" draw:start-shape="id21" draw:start-glue-point="1" draw:end-shape="id22" draw:end-glue-point="3" svg:d="M25196 8901h502v-5601h502" svg:viewBox="0 0 1005 5602">
          <text:p/>
        </draw:connector>
        <draw:custom-shape draw:style-name="gr105" draw:text-style-name="P2" draw:layer="layout" svg:width="3.481cm" svg:height="0.4cm" svg:x="21.716cm" svg:y="6.301cm">
          <text:p text:style-name="P1"><text:span text:style-name="T1"><text:s text:c="3"/></text:span><text:span text:style-name="T1">.struct </text:span><text:span text:style-name="T1">zone_struc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" draw:layer="layout" svg:width="3.481cm" svg:height="0.4cm" svg:x="21.718cm" svg:y="6.702cm">
          <text:p text:style-name="P1"><text:span text:style-name="T1"><text:s text:c="3"/></text:span><text:span text:style-name="T1">.struct </text:span><text:span text:style-name="T1">zone_struc</text:span><text:span text:style-name="T1">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5" draw:layer="layout" svg:width="4.7cm" svg:height="1.8cm" svg:x="18.6cm" svg:y="0.6cm">
          <text:p text:style-name="P1"><text:span text:style-name="T1">表示</text:span><text:span text:style-name="T1">NUMA</text:span><text:span text:style-name="T1">中的</text:span><text:span text:style-name="T1">一个存储节</text:span><text:span text:style-name="T1">点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4528.6534779834 31674.40310938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8" draw:text-style-name="P2" draw:layer="layout" svg:width="3.481cm" svg:height="0.4cm" svg:x="21.718cm" svg:y="7.103cm">
          <text:p text:style-name="P1"><text:span text:style-name="T1"><text:s text:c="3"/></text:span><text:span text:style-name="T1">.node_zon</text:span><text:span text:style-name="T1">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2" draw:layer="layout" svg:width="3.481cm" svg:height="0.4cm" svg:x="21.719cm" svg:y="8.304cm">
          <text:p text:style-name="P1"><text:span text:style-name="T1"><text:s text:c="3"/></text:span><text:span text:style-name="T1">.node_zon</text:span><text:span text:style-name="T1">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3" draw:layer="layout" svg:width="3.481cm" svg:height="0.4cm" svg:x="21.716cm" svg:y="7.501cm">
          <text:p text:style-name="P1"><text:span text:style-name="T1"><text:s text:c="6"/></text:span><text:span text:style-name="T1">.* </text:span><text:span text:style-name="T1">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3" draw:layer="layout" svg:width="3.481cm" svg:height="0.4cm" svg:x="21.717cm" svg:y="7.902cm">
          <text:p text:style-name="P1"><text:span text:style-name="T1"><text:s text:c="6"/></text:span><text:span text:style-name="T1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2" draw:layer="layout" svg:width="3.286cm" svg:height="0.4cm" svg:x="1.9cm" svg:y="12.8cm">
          <text:p text:style-name="P1"><text:span text:style-name="T1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" xml:id="id28" draw:id="id28" draw:layer="layout" svg:width="3.286cm" svg:height="0.4cm" svg:x="1.9cm" svg:y="13.2cm">
          <text:p text:style-name="P1"><text:span text:style-name="T1"><text:s text:c="3"/></text:span><text:span text:style-name="T1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" draw:layer="layout" svg:width="3.286cm" svg:height="0.4cm" svg:x="1.9cm" svg:y="14.001cm">
          <text:p text:style-name="P1"><text:span text:style-name="T1"><text:s text:c="3"/></text:span><text:span text:style-name="T1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3" xml:id="id24" draw:id="id24" draw:layer="layout" svg:width="3.286cm" svg:height="0.4cm" svg:x="1.9cm" svg:y="14.401cm">
          <text:p text:style-name="P1"><text:span text:style-name="T1"><text:s text:c="3"/></text:span><text:span text:style-name="T1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" draw:layer="layout" svg:width="3.286cm" svg:height="0.4cm" svg:x="1.9cm" svg:y="13.6cm">
          <text:p text:style-name="P1"><text:span text:style-name="T1"><text:s text:c="3"/></text:span><text:span text:style-name="T1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3" xml:id="id26" draw:id="id26" draw:layer="layout" svg:width="3.286cm" svg:height="0.4cm" svg:x="1.9cm" svg:y="14.801cm">
          <text:p text:style-name="P1"><text:span text:style-name="T1"><text:s text:c="3"/></text:span><text:span text:style-name="T1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3" draw:layer="layout" svg:width="3.286cm" svg:height="0.4cm" svg:x="1.9cm" svg:y="1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3" draw:layer="layout" svg:width="3.285cm" svg:height="0.4cm" svg:x="1.901cm" svg:y="1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2" draw:text-style-name="P4" draw:layer="layout" svg:x1="15.451cm" svg:y1="3.1cm" svg:x2="15.8cm" svg:y2="4.79cm" draw:start-shape="id23" draw:start-glue-point="3" draw:end-shape="id20" draw:end-glue-point="3" svg:d="M15451 3100h-502v1690h851" svg:viewBox="0 0 852 1691">
          <text:p/>
        </draw:connector>
        <draw:custom-shape draw:style-name="gr119" draw:text-style-name="P2" xml:id="id25" draw:id="id25" draw:layer="layout" svg:width="3.286cm" svg:height="0.4cm" svg:x="6.401cm" svg:y="12.801cm">
          <text:p text:style-name="P1"><text:span text:style-name="T1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3" draw:layer="layout" svg:width="3.286cm" svg:height="0.4cm" svg:x="6.401cm" svg:y="13.201cm">
          <text:p text:style-name="P1"><text:span text:style-name="T1"><text:s text:c="3"/></text:span><text:span text:style-name="T1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" draw:layer="layout" svg:width="3.286cm" svg:height="0.4cm" svg:x="6.401cm" svg:y="14.002cm">
          <text:p text:style-name="P1"><text:span text:style-name="T1"><text:s text:c="3"/></text:span><text:span text:style-name="T1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3" draw:layer="layout" svg:width="3.286cm" svg:height="0.4cm" svg:x="6.401cm" svg:y="14.402cm">
          <text:p text:style-name="P1"><text:span text:style-name="T1"><text:s text:c="3"/></text:span><text:span text:style-name="T1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3" draw:layer="layout" svg:width="3.286cm" svg:height="0.4cm" svg:x="6.401cm" svg:y="13.601cm">
          <text:p text:style-name="P1"><text:span text:style-name="T1"><text:s text:c="3"/></text:span><text:span text:style-name="T1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3" draw:layer="layout" svg:width="3.286cm" svg:height="0.4cm" svg:x="6.401cm" svg:y="14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3" draw:layer="layout" svg:width="3.286cm" svg:height="0.4cm" svg:x="6.401cm" svg:y="1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3" draw:layer="layout" svg:width="3.285cm" svg:height="0.4cm" svg:x="6.402cm" svg:y="15.2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svg:x1="5.186cm" svg:y1="14.601cm" svg:x2="6.401cm" svg:y2="13.001cm" draw:start-shape="id24" draw:start-glue-point="1" draw:end-shape="id25" draw:end-glue-point="3" svg:d="M5186 14601h608v-1600h607" svg:viewBox="0 0 1216 1601">
          <text:p/>
        </draw:connector>
        <draw:custom-shape draw:style-name="gr126" draw:text-style-name="P2" xml:id="id27" draw:id="id27" draw:layer="layout" svg:width="3.6cm" svg:height="0.4cm" svg:x="1.8cm" svg:y="16.299cm">
          <text:p text:style-name="P1"><text:span text:style-name="T1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3" draw:layer="layout" svg:width="3.6cm" svg:height="0.4cm" svg:x="1.8cm" svg:y="16.699cm">
          <text:p text:style-name="P1"><text:span text:style-name="T1"><text:s text:c="3"/></text:span><text:span text:style-name="T1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3" draw:layer="layout" svg:width="3.6cm" svg:height="0.4cm" svg:x="1.8cm" svg:y="17.5cm">
          <text:p text:style-name="P1"><text:span text:style-name="T1"><text:s text:c="3"/></text:span><text:span text:style-name="T1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" draw:layer="layout" svg:width="3.6cm" svg:height="0.4cm" svg:x="1.8cm" svg:y="17.099cm">
          <text:p text:style-name="P1"><text:span text:style-name="T1"><text:s text:c="3"/></text:span><text:span text:style-name="T1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svg:x1="1.9cm" svg:y1="15.001cm" svg:x2="1.8cm" svg:y2="16.499cm" draw:start-shape="id26" draw:start-glue-point="3" draw:end-shape="id27" draw:end-glue-point="3" svg:d="M1900 15001h-601v1498h501" svg:viewBox="0 0 602 1499">
          <text:p/>
        </draw:connector>
        <draw:custom-shape draw:style-name="gr130" draw:text-style-name="P2" xml:id="id29" draw:id="id29" draw:layer="layout" svg:width="3.286cm" svg:height="0.4cm" svg:x="1.9cm" svg:y="9.6cm">
          <text:p text:style-name="P1"><text:span text:style-name="T1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" draw:layer="layout" svg:width="3.286cm" svg:height="0.4cm" svg:x="1.9cm" svg:y="10cm">
          <text:p text:style-name="P1"><text:span text:style-name="T1"><text:s text:c="3"/></text:span><text:span text:style-name="T1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" draw:layer="layout" svg:width="3.286cm" svg:height="0.4cm" svg:x="1.9cm" svg:y="10.801cm">
          <text:p text:style-name="P1"><text:span text:style-name="T1"><text:s text:c="3"/></text:span><text:span text:style-name="T1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3" xml:id="id5" draw:id="id5" draw:layer="layout" svg:width="3.286cm" svg:height="0.4cm" svg:x="1.9cm" svg:y="11.201cm">
          <text:p text:style-name="P1"><text:span text:style-name="T1"><text:s text:c="3"/></text:span><text:span text:style-name="T1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3" draw:layer="layout" svg:width="3.286cm" svg:height="0.4cm" svg:x="1.9cm" svg:y="10.4cm">
          <text:p text:style-name="P1"><text:span text:style-name="T1"><text:s text:c="3"/></text:span><text:span text:style-name="T1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" draw:layer="layout" svg:width="3.286cm" svg:height="0.4cm" svg:x="1.9cm" svg:y="11.601cm">
          <text:p text:style-name="P1"><text:span text:style-name="T1"><text:s text:c="3"/></text:span><text:span text:style-name="T1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svg:x1="1.9cm" svg:y1="13.4cm" svg:x2="1.9cm" svg:y2="9.8cm" draw:start-shape="id28" draw:start-glue-point="3" draw:end-shape="id29" svg:d="M1900 13400h-501v-3600h501" svg:viewBox="0 0 502 3601">
          <text:p/>
        </draw:connector>
        <draw:custom-shape draw:style-name="gr135" draw:text-style-name="P2" draw:layer="layout" svg:width="3.286cm" svg:height="0.4cm" svg:x="6.314cm" svg:y="9.599cm">
          <text:p text:style-name="P1"><text:span text:style-name="T1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3" xml:id="id30" draw:id="id30" draw:layer="layout" svg:width="3.286cm" svg:height="0.4cm" svg:x="6.314cm" svg:y="9.999cm">
          <text:p text:style-name="P1"><text:span text:style-name="T1"><text:s text:c="3"/></text:span><text:span text:style-name="T1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" draw:layer="layout" svg:width="3.286cm" svg:height="0.4cm" svg:x="6.314cm" svg:y="10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3" draw:layer="layout" svg:width="3.286cm" svg:height="0.4cm" svg:x="6.314cm" svg:y="1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3" draw:layer="layout" svg:width="3.286cm" svg:height="0.4cm" svg:x="6.314cm" svg:y="1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" draw:layer="layout" svg:width="3.286cm" svg:height="0.4cm" svg:x="6.314cm" svg:y="11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svg:x1="6.314cm" svg:y1="10.199cm" svg:x2="5.186cm" svg:y2="9.8cm" draw:start-shape="id30" draw:start-glue-point="3" draw:end-shape="id29" draw:end-glue-point="1" svg:d="M6314 10199h-563v-399h-565" svg:viewBox="0 0 1129 400">
          <text:p/>
        </draw:connector>
        <draw:custom-shape draw:style-name="gr140" draw:text-style-name="P2" draw:layer="layout" svg:width="2.547cm" svg:height="0.4cm" svg:x="11.053cm" svg:y="10.8cm">
          <text:p text:style-name="P1"><text:span text:style-name="T1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3" draw:layer="layout" svg:width="2.547cm" svg:height="0.4cm" svg:x="11.052cm" svg:y="13.2cm">
          <text:p text:style-name="P1"><text:span text:style-name="T1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2.547cm" svg:height="0.4cm" svg:x="11.052cm" svg:y="1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3" draw:layer="layout" svg:width="2.547cm" svg:height="0.4cm" svg:x="11.052cm" svg:y="1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" draw:layer="layout" svg:width="2.547cm" svg:height="0.4cm" svg:x="11.052cm" svg:y="1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3" draw:layer="layout" svg:width="2.547cm" svg:height="0.4cm" svg:x="11.052cm" svg:y="14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" draw:layer="layout" svg:width="2.547cm" svg:height="0.4cm" svg:x="11.052cm" svg:y="1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3" draw:layer="layout" svg:width="2.547cm" svg:height="0.4cm" svg:x="11.053cm" svg:y="1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2.547cm" svg:height="0.4cm" svg:x="11.052cm" svg:y="16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3" draw:layer="layout" svg:width="2.547cm" svg:height="0.4cm" svg:x="11.052cm" svg:y="16.402cm">
          <text:p text:style-name="P1"><text:span text:style-name="T1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" draw:layer="layout" svg:width="2.547cm" svg:height="0.4cm" svg:x="11.052cm" svg:y="15.601cm">
          <text:p text:style-name="P1"><text:span text:style-name="T1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3" draw:layer="layout" svg:width="2.547cm" svg:height="0.4cm" svg:x="11.052cm" svg:y="16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3" draw:layer="layout" svg:width="2.547cm" svg:height="0.4cm" svg:x="11.052cm" svg:y="17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3" draw:layer="layout" svg:width="2.547cm" svg:height="0.4cm" svg:x="11.053cm" svg:y="17.204cm">
          <text:p text:style-name="P1"><text:span text:style-name="T1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3" draw:layer="layout" svg:width="2.547cm" svg:height="0.4cm" svg:x="11.052cm" svg:y="11.201cm">
          <text:p text:style-name="P1"><text:span text:style-name="T1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2.547cm" svg:height="0.4cm" svg:x="11.052cm" svg:y="12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3" draw:layer="layout" svg:width="2.547cm" svg:height="0.4cm" svg:x="11.052cm" svg:y="12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3" draw:layer="layout" svg:width="2.547cm" svg:height="0.4cm" svg:x="11.052cm" svg:y="1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3" draw:layer="layout" svg:width="2.547cm" svg:height="0.4cm" svg:x="11.052cm" svg:y="1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4" draw:layer="layout" svg:width="0.6cm" svg:height="4.4cm" svg:x="13.7cm" svg:y="13.2cm">
          <text:p text:style-name="P1"><text:span text:style-name="T1"><text:s text:c="33"/></text:span><text:span text:style-name="T1">用户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7" draw:text-style-name="P9" draw:layer="layout" svg:width="0.6cm" svg:height="1.999cm" svg:x="13.667cm" svg:y="11.201cm">
          <text:p text:style-name="P1"><text:span text:style-name="T1"><text:s text:c="33"/></text:span><text:span text:style-name="T1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8" draw:text-style-name="P2" draw:layer="layout" svg:width="3.286cm" svg:height="0.4cm" svg:x="15.763cm" svg:y="13.705cm">
          <text:p text:style-name="P1"><text:span text:style-name="T1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3" xml:id="id31" draw:id="id31" draw:layer="layout" svg:width="3.286cm" svg:height="0.4cm" svg:x="15.763cm" svg:y="14.105cm">
          <text:p text:style-name="P1"><text:span text:style-name="T1"><text:s text:c="3"/></text:span><text:span text:style-name="T1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" draw:layer="layout" svg:width="3.286cm" svg:height="0.4cm" svg:x="15.763cm" svg:y="14.9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3" draw:layer="layout" svg:width="3.286cm" svg:height="0.4cm" svg:x="15.763cm" svg:y="15.3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" draw:layer="layout" svg:width="3.286cm" svg:height="0.4cm" svg:x="15.763cm" svg:y="14.505cm">
          <text:p text:style-name="P1"><text:span text:style-name="T1"><text:s text:c="3"/></text:span><text:span text:style-name="T1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3" draw:layer="layout" svg:width="3.286cm" svg:height="0.4cm" svg:x="15.763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" xml:id="id32" draw:id="id32" draw:layer="layout" svg:width="2.547cm" svg:height="0.4cm" svg:x="20.853cm" svg:y="13.9cm">
          <text:p text:style-name="P1"><text:span text:style-name="T1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3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3" draw:layer="layout" svg:width="2.547cm" svg:height="0.4cm" svg:x="20.852cm" svg:y="14.301cm">
          <text:p text:style-name="P1"><text:span text:style-name="T1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3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3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3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svg:x1="19.049cm" svg:y1="14.305cm" svg:x2="20.853cm" svg:y2="14.1cm" draw:start-shape="id31" draw:start-glue-point="1" draw:end-shape="id32" draw:end-glue-point="3" svg:d="M19049 14305h902v-205h902" svg:viewBox="0 0 1805 206">
          <text:p/>
        </draw:connector>
        <draw:custom-shape draw:style-name="gr170" draw:text-style-name="P5" draw:layer="layout" svg:width="3.7cm" svg:height="1.8cm" svg:x="23.7cm" svg:y="14.3cm">
          <text:p text:style-name="P1"><text:span text:style-name="T1">每个数组成员对应一个盘上页面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3.90705214807 3022.32093281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171" draw:text-style-name="P7" draw:layer="layout" svg:width="2.548cm" svg:height="0.4cm" svg:x="16.952cm" svg:y="18.7cm">
            <text:p text:style-name="P6"><text:span text:style-name="T1">交换设备</text:span><text:span text:style-name="T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2" draw:text-style-name="P3" draw:layer="layout" svg:width="2.548cm" svg:height="0.4cm" svg:x="16.952cm" svg:y="19.1cm">
            <text:p text:style-name="P1"><text:span text:style-name="T1">盘上页面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3" draw:text-style-name="P3" draw:layer="layout" svg:width="2.548cm" svg:height="0.4cm" svg:x="16.952cm" svg:y="19.5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4" draw:text-style-name="P3" draw:layer="layout" svg:width="2.547cm" svg:height="0.4cm" svg:x="16.953cm" svg:y="19.5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5" draw:text-style-name="P3" draw:layer="layout" svg:width="2.548cm" svg:height="0.4cm" svg:x="13.853cm" svg:y="18.701cm">
            <text:p text:style-name="P1"><text:span text:style-name="T1">swp_entry_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6" draw:text-style-name="P2" draw:layer="layout" svg:width="2.548cm" svg:height="0.4cm" svg:x="20.153cm" svg:y="18.701cm">
            <text:p text:style-name="P1"><text:span text:style-name="T1">交换设备</text:span><text:span text:style-name="T1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7" draw:text-style-name="P3" draw:layer="layout" svg:width="2.548cm" svg:height="0.4cm" svg:x="20.153cm" svg:y="19.101cm">
            <text:p text:style-name="P1"><text:span text:style-name="T1">盘上页面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8" draw:text-style-name="P3" draw:layer="layout" svg:width="2.548cm" svg:height="0.4cm" svg:x="20.153cm" svg:y="19.5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9" draw:text-style-name="P3" draw:layer="layout" svg:width="2.547cm" svg:height="0.4cm" svg:x="20.154cm" svg:y="19.50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9" draw:text-style-name="P10" draw:layer="layout" svg:width="3.286cm" svg:height="0.4cm" svg:x="26.215cm" svg:y="8.202cm">
          <text:p text:style-name="P1"><text:span text:style-name="T2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10" draw:layer="layout" svg:width="3.286cm" svg:height="0.4cm" svg:x="26.215cm" svg:y="7.801cm">
          <text:p text:style-name="P1"><text:span text:style-name="T2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2" draw:layer="layout" svg:width="3.286cm" svg:height="0.4cm" svg:x="21.814cm" svg:y="10.399cm">
          <text:p text:style-name="P1"><text:span text:style-name="T1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3" draw:layer="layout" svg:width="3.286cm" svg:height="0.4cm" svg:x="21.814cm" svg:y="10.799cm">
          <text:p text:style-name="P1"><text:span text:style-name="T1"><text:s text:c="3"/></text:span><text:span text:style-name="T1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" draw:layer="layout" svg:width="3.286cm" svg:height="0.4cm" svg:x="21.814cm" svg:y="11.6cm">
          <text:p text:style-name="P1"><text:span text:style-name="T1"><text:s text:c="3"/></text:span><text:span text:style-name="T1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3" draw:layer="layout" svg:width="3.286cm" svg:height="0.4cm" svg:x="21.814cm" svg:y="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3" draw:layer="layout" svg:width="3.286cm" svg:height="0.4cm" svg:x="21.814cm" svg:y="11.199cm">
          <text:p text:style-name="P1"><text:span text:style-name="T1"><text:s text:c="3"/></text:span><text:span text:style-name="T1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3" draw:layer="layout" svg:width="3.286cm" svg:height="0.4cm" svg:x="21.8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11" draw:layer="layout" svg:width="3.286cm" svg:height="0.4cm" svg:x="21.815cm" svg:y="10cm">
          <text:p text:style-name="P1"><text:span text:style-name="T2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" draw:layer="layout" svg:width="3.7cm" svg:height="1.8cm" svg:x="25.4cm" svg:y="9.9cm">
          <text:p text:style-name="P1"><text:span text:style-name="T1">管理所有可交换页面</text:span><text:span text:style-name="T1">,</text:span><text:span text:style-name="T1">所有换出的页面都在其中一个队列上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3.90705214807 3022.32093281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79" draw:text-style-name="P4" draw:layer="layout" svg:x1="22.6cm" svg:y1="2.3cm" svg:x2="22.6cm" svg:y2="9.6cm">
          <text:p/>
        </draw:line>
      </draw:page>
      <draw:page draw:name="page2" draw:style-name="dp1" draw:master-page-name="Default">
        <draw:custom-shape draw:style-name="gr188" draw:text-style-name="P3" xml:id="id33" draw:id="id33" draw:layer="layout" svg:width="12.6cm" svg:height="10.592cm" svg:x="0.8cm" svg:y="1.308cm">
          <text:p text:style-name="P1"><text:span text:style-name="T1"/></text:p>
          <text:p text:style-name="P1"><text:span text:style-name="T1">Kswapd</text:span></text:p>
          <text:p text:style-name="P1"><text:span text:style-name="T1"><text:s text:c="3"/></text:span><text:span text:style-name="T1">.do_try_to_free_pages(GFP_KSWAPD, wait);</text:span></text:p>
          <text:p text:style-name="P1"><text:span text:style-name="T1"><text:s text:c="6"/></text:span><text:span text:style-name="T1">.page_launder(gfp_mask, user);</text:span></text:p>
          <text:p text:style-name="P1"><text:span text:style-name="T1"><text:s text:c="9"/></text:span><text:span text:style-name="T1">.if (page-&gt;buffers)</text:span></text:p>
          <text:p text:style-name="P1"><text:span text:style-name="T1"><text:s text:c="9"/></text:span><text:span text:style-name="T1">.else if (page-&gt;mapping &amp;&amp; !PageDirty(page))</text:span></text:p>
          <text:p text:style-name="P1"><text:span text:style-name="T1"><text:s text:c="6"/></text:span><text:span text:style-name="T1">.shrink_dcache_memory(6, gfp_mask);</text:span></text:p>
          <text:p text:style-name="P1"><text:span text:style-name="T1"><text:s text:c="6"/></text:span><text:span text:style-name="T1">.shrink_icache_memory(6, gfp_mask);</text:span></text:p>
          <text:p text:style-name="P1"><text:span text:style-name="T1"><text:s text:c="6"/></text:span><text:span text:style-name="T1">.refill_inactive(gfp_mask, user);</text:span></text:p>
          <text:p text:style-name="P1"><text:span text:style-name="T1"><text:s text:c="9"/></text:span><text:span text:style-name="T1">.kmem_cache_reap(gfp_mask);</text:span></text:p>
          <text:p text:style-name="P1"><text:span text:style-name="T1"><text:s text:c="9"/></text:span><text:span text:style-name="T1">.refill_inactive_scan(priority,oneshot)</text:span></text:p>
          <text:p text:style-name="P1"><text:span text:style-name="T1"><text:s text:c="12"/></text:span><text:span text:style-name="T1">.deactivate_page_nolock(page);</text:span></text:p>
          <text:p text:style-name="P1"><text:span text:style-name="T1"><text:s text:c="9"/></text:span><text:span text:style-name="T1">.shrink_dcache_memory(priority, gfp_mask)</text:span></text:p>
          <text:p text:style-name="P1"><text:span text:style-name="T1"><text:s text:c="9"/></text:span><text:span text:style-name="T1">.shrink_icache_memory(priority, gfp_mask);</text:span></text:p>
          <text:p text:style-name="P1"><text:span text:style-name="T1"><text:s text:c="9"/></text:span><text:span text:style-name="T1">.swap_out(priority, gfp_mask)</text:span></text:p>
          <text:p text:style-name="P1"><text:span text:style-name="T1"><text:s text:c="12"/></text:span><text:span text:style-name="T1">.swap_out_mm(best, gfp_mask);</text:span></text:p>
          <text:p text:style-name="P1"><text:span text:style-name="T1"><text:s text:c="15"/></text:span><text:span text:style-name="T1">.swap_out_vma(mm, vma, address, gfp_mask);</text:span></text:p>
          <text:p text:style-name="P1"><text:span text:style-name="T1"><text:s text:c="18"/></text:span><text:span text:style-name="T1">.swap_out_pgd(mm, vma, pgdir, address, end, gfp_mask);</text:span></text:p>
          <text:p text:style-name="P1"><text:span text:style-name="T1"><text:s text:c="21"/></text:span><text:span text:style-name="T1">.try_to_swap_out(mm, vma, address, pte, gfp_mask);</text:span></text:p>
          <text:p text:style-name="P1"><text:span text:style-name="T1"><text:s text:c="12"/></text:span><text:span text:style-name="T1">.mmput(best);</text:span></text:p>
          <text:p text:style-name="P1"><text:span text:style-name="T1"><text:s text:c="6"/></text:span><text:span text:style-name="T1">.kmem_cache_reap(gfp_mask);</text:span></text:p>
          <text:p text:style-name="P1"><text:span text:style-name="T1"><text:s text:c="3"/></text:span><text:span text:style-name="T1">.refill_inactive_scan(6, 0);</text:span></text:p>
          <text:p text:style-name="P1"><text:span text:style-name="T1"><text:s text:c="3"/></text:span><text:span text:style-name="T1">.run_task_queue(&amp;tq_disk);</text:span></text:p>
          <text:p text:style-name="P1"><text:span text:style-name="T1"><text:s text:c="3"/></text:span><text:span text:style-name="T1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4" draw:layer="layout" svg:x1="1.8cm" svg:y1="0.8cm" svg:x2="1.8cm" svg:y2="17.5cm">
          <text:p/>
        </draw:line>
        <draw:custom-shape draw:style-name="gr189" draw:text-style-name="P3" xml:id="id34" draw:id="id34" draw:layer="layout" svg:width="12.6cm" svg:height="6.1cm" svg:x="14.6cm" svg:y="1.4cm">
          <text:p text:style-name="P1"><text:span text:style-name="T1">try_to_swap_out(mm, vma, address, pte, gfp_mask);</text:span></text:p>
          <text:p text:style-name="P1"><text:span text:style-name="T1"><text:s text:c="3"/></text:span><text:span text:style-name="T1">.flush_tlb_page(vma, address);</text:span></text:p>
          <text:p text:style-name="P1"><text:span text:style-name="T1"><text:s text:c="3"/></text:span><text:span text:style-name="T1">.swap_duplicate(entry);</text:span></text:p>
          <text:p text:style-name="P1"><text:span text:style-name="T1"><text:s text:c="3"/></text:span><text:span text:style-name="T1">.flush_cache_page(vma, address);</text:span></text:p>
          <text:p text:style-name="P1"><text:span text:style-name="T1"><text:s text:c="3"/></text:span><text:span text:style-name="T1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svg:x1="13.4cm" svg:y1="6.604cm" svg:x2="14.6cm" svg:y2="4.45cm" draw:start-shape="id33" draw:start-glue-point="1" draw:end-shape="id34" draw:end-glue-point="3" svg:d="M13400 6604h601v-2154h599" svg:viewBox="0 0 1201 2155">
          <text:p/>
        </draw:connector>
      </draw:page>
      <draw:page draw:name="page3" draw:style-name="dp1" draw:master-page-name="Default">
        <draw:custom-shape draw:style-name="gr190" draw:text-style-name="P3" xml:id="id43" draw:id="id43" draw:layer="layout" svg:width="9.599cm" svg:height="1.692cm" svg:x="1.9cm" svg:y="1.108cm">
          <text:p text:style-name="P1"><text:span text:style-name="T1">kmem_cache_create</text:span></text:p>
          <text:p text:style-name="P1"><text:span text:style-name="T1"><text:s text:c="3"/></text:span><text:span text:style-name="T1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3" xml:id="id44" draw:id="id44" draw:layer="layout" svg:width="9.599cm" svg:height="5.691cm" svg:x="1.901cm" svg:y="3.509cm">
          <text:p text:style-name="P1"><text:span text:style-name="T1">alloc_skb</text:span></text:p>
          <text:p text:style-name="P1"><text:span text:style-name="T1"><text:s text:c="3"/></text:span><text:span text:style-name="T1">.kmem_cache_alloc(</text:span><text:span text:style-name="T3">skbuff_head_cache</text:span><text:span text:style-name="T1">, gfp_mask);</text:span></text:p>
          <text:p text:style-name="P1"><text:span text:style-name="T1"><text:s text:c="6"/></text:span><text:span text:style-name="T1">.__kmem_cache_alloc(cachep, flags);</text:span></text:p>
          <text:p text:style-name="P1"><text:span text:style-name="T1"><text:s text:c="9"/></text:span><text:span text:style-name="T1">.kmem_cache_alloc_one(cachep);</text:span></text:p>
          <text:p text:style-name="P1"><text:span text:style-name="T1"><text:s text:c="12"/></text:span><text:span text:style-name="T1">.kmem_cache_alloc_one_tail(cachep, slabp);</text:span></text:p>
          <text:p text:style-name="P1"><text:span text:style-name="T1"><text:s text:c="9"/></text:span><text:span text:style-name="T1">.kmem_cache_grow(cachep, flags)</text:span></text:p>
          <text:p text:style-name="P1"><text:span text:style-name="T1"><text:s text:c="12"/></text:span><text:span text:style-name="T1">.objp = kmem_getpages(cachep, flags)</text:span></text:p>
          <text:p text:style-name="P1"><text:span text:style-name="T1"><text:s text:c="15"/></text:span><text:span text:style-name="T1">.__get_free_pages(flags, cachep-&gt;gfporder);</text:span></text:p>
          <text:p text:style-name="P1"><text:span text:style-name="T1"><text:s text:c="12"/></text:span><text:span text:style-name="T1">.slabp = kmem_cache_slabmgmt</text:span></text:p>
          <text:p text:style-name="P1"><text:span text:style-name="T1"><text:s text:c="12"/></text:span><text:span text:style-name="T1">.kmem_cache_init_objs()</text:span></text:p>
          <text:p text:style-name="P1"><text:span text:style-name="T1"><text:s text:c="15"/></text:span><text:span text:style-name="T1">.cachep-&gt;ctor(objp, cachep, ctor_flags);</text:span></text:p>
          <text:p text:style-name="P1"><text:span text:style-name="T1"><text:s text:c="15"/></text:span><text:span text:style-name="T1">.slab_bufctl(slabp)[i] = i+1;</text:span></text:p>
          <text:p text:style-name="P1"><text:span text:style-name="T1"><text:s text:c="15"/></text:span><text:span text:style-name="T1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2" draw:layer="layout" svg:width="3.213cm" svg:height="0.4cm" svg:x="22.935cm" svg:y="2.998cm">
          <text:p text:style-name="P1"><text:span text:style-name="T1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" draw:layer="layout" svg:width="3.213cm" svg:height="0.4cm" svg:x="22.935cm" svg:y="3.3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" draw:layer="layout" svg:width="3.213cm" svg:height="0.4cm" svg:x="22.935cm" svg:y="4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2" xml:id="id40" draw:id="id40" draw:layer="layout" svg:width="3.213cm" svg:height="0.4cm" svg:x="22.935cm" svg:y="4.599cm">
          <text:p text:style-name="P6"><text:span text:style-name="T1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3" draw:layer="layout" svg:width="3.213cm" svg:height="0.4cm" svg:x="22.935cm" svg:y="3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3" draw:layer="layout" svg:width="3.213cm" svg:height="0.4cm" svg:x="22.935cm" svg:y="4.999cm">
          <text:p text:style-name="P1"><text:span text:style-name="T1"><text:s text:c="3"/></text:span><text:span text:style-name="T1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3" draw:layer="layout" svg:width="3.213cm" svg:height="0.4cm" svg:x="22.935cm" svg:y="5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" xml:id="id35" draw:id="id35" draw:layer="layout" svg:width="3.212cm" svg:height="0.4cm" svg:x="22.936cm" svg:y="5.401cm">
          <text:p text:style-name="P1"><text:span text:style-name="T1"><text:s text:c="3"/></text:span><text:span text:style-name="T1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2" xml:id="id38" draw:id="id38" draw:layer="layout" svg:width="3.285cm" svg:height="0.4cm" svg:x="16cm" svg:y="2.897cm">
          <text:p text:style-name="P1"><text:span text:style-name="T1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3" xml:id="id41" draw:id="id41" draw:layer="layout" svg:width="3.285cm" svg:height="0.4cm" svg:x="16cm" svg:y="3.297cm">
          <text:p text:style-name="P1"><text:span text:style-name="T1"><text:s text:c="3"/></text:span><text:span text:style-name="T1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3" draw:layer="layout" svg:width="3.285cm" svg:height="0.4cm" svg:x="16cm" svg:y="4.098cm">
          <text:p text:style-name="P1"><text:span text:style-name="T1"><text:s text:c="3"/></text:span><text:span text:style-name="T1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" draw:layer="layout" svg:width="3.285cm" svg:height="0.4cm" svg:x="16cm" svg:y="4.498cm">
          <text:p text:style-name="P1"><text:span text:style-name="T1"><text:s text:c="3"/></text:span><text:span text:style-name="T1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3" draw:layer="layout" svg:width="3.285cm" svg:height="0.4cm" svg:x="16cm" svg:y="3.697cm">
          <text:p text:style-name="P1"><text:span text:style-name="T1"><text:s text:c="3"/></text:span><text:span text:style-name="T1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3" draw:layer="layout" svg:width="3.285cm" svg:height="0.4cm" svg:x="16cm" svg:y="4.8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" draw:layer="layout" svg:width="3.285cm" svg:height="0.4cm" svg:x="16cm" svg:y="5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3" draw:layer="layout" svg:width="3.285cm" svg:height="0.4cm" svg:x="16cm" svg:y="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12" draw:layer="layout" svg:x1="21.8cm" svg:y1="4.601cm" svg:x2="23.122cm" svg:y2="4.601cm">
          <text:p/>
        </draw:line>
        <draw:line draw:style-name="gr79" draw:text-style-name="P12" draw:layer="layout" svg:x1="21.8cm" svg:y1="3.001cm" svg:x2="23.122cm" svg:y2="3.001cm">
          <text:p/>
        </draw:line>
        <draw:line draw:style-name="gr208" draw:text-style-name="P12" draw:layer="layout" svg:x1="22.269cm" svg:y1="3.001cm" svg:x2="22.269cm" svg:y2="4.601cm">
          <text:p text:style-name="P13"><text:span text:style-name="T4">着色区</text:span></text:p>
        </draw:line>
        <draw:custom-shape draw:style-name="gr209" draw:text-style-name="P2" draw:layer="layout" svg:width="3.213cm" svg:height="0.4cm" svg:x="22.936cm" svg:y="6.2cm">
          <text:p text:style-name="P6"><text:span text:style-name="T1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7" draw:layer="layout" svg:width="3.213cm" svg:height="0.4cm" svg:x="22.936cm" svg:y="6.601cm">
          <text:p text:style-name="P6"><text:span text:style-name="T1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2" xml:id="id36" draw:id="id36" draw:layer="layout" svg:width="3.213cm" svg:height="0.4cm" svg:x="22.935cm" svg:y="6.999cm">
          <text:p text:style-name="P1"><text:span text:style-name="T1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" draw:layer="layout" svg:width="3.213cm" svg:height="0.4cm" svg:x="22.935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3" draw:layer="layout" svg:width="3.213cm" svg:height="0.4cm" svg:x="22.935cm" svg:y="7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svg:x1="26.148cm" svg:y1="5.601cm" svg:x2="26.148cm" svg:y2="7.199cm" draw:start-shape="id35" draw:start-glue-point="1" draw:end-shape="id36" draw:end-glue-point="1" svg:d="M26148 5601h502v1598h-502" svg:viewBox="0 0 503 1599">
          <text:p/>
        </draw:connector>
        <draw:custom-shape draw:style-name="gr213" draw:text-style-name="P7" draw:layer="layout" svg:width="3.285cm" svg:height="0.4cm" svg:x="16cm" svg:y="6.2cm">
          <text:p text:style-name="P6"><text:span text:style-name="T1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3" draw:layer="layout" svg:width="3.285cm" svg:height="0.4cm" svg:x="16cm" svg:y="7.801cm">
          <text:p text:style-name="P1"><text:span text:style-name="T1"><text:s text:c="3"/></text:span><text:span text:style-name="T1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3" draw:layer="layout" svg:width="3.285cm" svg:height="0.4cm" svg:x="16cm" svg:y="8.201cm">
          <text:p text:style-name="P1"><text:span text:style-name="T1"><text:s text:c="3"/></text:span><text:span text:style-name="T1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" draw:layer="layout" svg:width="3.285cm" svg:height="0.4cm" svg:x="16cm" svg:y="6.6cm">
          <text:p text:style-name="P1"><text:span text:style-name="T1"><text:s text:c="3"/></text:span><text:span text:style-name="T1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3" draw:layer="layout" svg:width="3.285cm" svg:height="0.4cm" svg:x="16cm" svg:y="8.601cm">
          <text:p text:style-name="P1"><text:span text:style-name="T1"><text:s text:c="3"/></text:span><text:span text:style-name="T1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3" draw:layer="layout" svg:width="3.285cm" svg:height="0.4cm" svg:x="16cm" svg:y="9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3" draw:layer="layout" svg:width="3.285cm" svg:height="0.4cm" svg:x="16cm" svg:y="9.003cm">
          <text:p text:style-name="P1"><text:span text:style-name="T1"><text:s text:c="3"/></text:span><text:span text:style-name="T1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7" draw:layer="layout" svg:width="3.285cm" svg:height="0.4cm" svg:x="16cm" svg:y="9.401cm">
          <text:p text:style-name="P6"><text:span text:style-name="T1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7" draw:layer="layout" svg:width="3.285cm" svg:height="0.4cm" svg:x="16cm" svg:y="9.802cm">
          <text:p text:style-name="P6"><text:span text:style-name="T1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" draw:layer="layout" svg:width="3.285cm" svg:height="0.4cm" svg:x="16cm" svg:y="6.601cm">
          <text:p text:style-name="P1"><text:span text:style-name="T1"><text:s text:c="3"/></text:span><text:span text:style-name="T1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3" xml:id="id37" draw:id="id37" draw:layer="layout" svg:width="3.285cm" svg:height="0.4cm" svg:x="16cm" svg:y="7.002cm">
          <text:p text:style-name="P1"><text:span text:style-name="T1"><text:s text:c="6"/></text:span><text:span text:style-name="T1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3" xml:id="id39" draw:id="id39" draw:layer="layout" svg:width="3.285cm" svg:height="0.4cm" svg:x="16cm" svg:y="7.402cm">
          <text:p text:style-name="P1"><text:span text:style-name="T1"><text:s text:c="6"/></text:span><text:span text:style-name="T1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svg:x1="19.285cm" svg:y1="7.202cm" svg:x2="19.285cm" svg:y2="3.097cm" draw:start-shape="id37" draw:start-glue-point="1" draw:end-shape="id38" draw:end-glue-point="1" svg:d="M19285 7202h501v-4105h-501" svg:viewBox="0 0 502 4106">
          <text:p/>
        </draw:connector>
        <draw:connector draw:style-name="gr25" draw:text-style-name="P4" draw:layer="layout" svg:x1="19.285cm" svg:y1="7.602cm" svg:x2="22.935cm" svg:y2="4.799cm" draw:start-shape="id39" draw:start-glue-point="1" draw:end-shape="id40" draw:end-glue-point="3" svg:d="M19285 7602h1825v-2803h1825" svg:viewBox="0 0 3651 2804">
          <text:p/>
        </draw:connector>
        <draw:custom-shape draw:style-name="gr223" draw:text-style-name="P3" xml:id="id42" draw:id="id42" draw:layer="layout" svg:width="3.212cm" svg:height="0.4cm" svg:x="22.937cm" svg:y="5.802cm">
          <text:p text:style-name="P1"><text:span text:style-name="T1"><text:s text:c="3"/></text:span><text:span text:style-name="T1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draw:line-skew="0.389cm" svg:x1="19.285cm" svg:y1="3.497cm" svg:x2="22.937cm" svg:y2="6.002cm" draw:start-shape="id41" draw:start-glue-point="1" draw:end-shape="id42" svg:d="M19285 3497h2215v2505h1437" svg:viewBox="0 0 3653 2506">
          <text:p/>
        </draw:connector>
        <draw:connector draw:style-name="gr25" draw:text-style-name="P4" draw:layer="layout" svg:x1="6.699cm" svg:y1="2.8cm" svg:x2="6.7cm" svg:y2="3.509cm" draw:start-shape="id43" draw:start-glue-point="2" draw:end-shape="id44" draw:end-glue-point="0" svg:d="M6699 2800v355h1v354" svg:viewBox="0 0 2 710">
          <text:p/>
        </draw:connector>
        <draw:custom-shape draw:style-name="gr224" draw:text-style-name="P3" xml:id="id45" draw:id="id45" draw:layer="layout" svg:width="9.599cm" svg:height="2.091cm" svg:x="1.901cm" svg:y="9.809cm">
          <text:p text:style-name="P1"><text:span text:style-name="T1">kmem_cache_free</text:span></text:p>
          <text:p text:style-name="P1"><text:span text:style-name="T1"><text:s text:c="3"/></text:span><text:span text:style-name="T1">.__kmem_cache_free(cachep, objp);</text:span></text:p>
          <text:p text:style-name="P1"><text:span text:style-name="T1"><text:s text:c="6"/></text:span><text:span text:style-name="T1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svg:x1="6.7cm" svg:y1="9.2cm" svg:x2="6.7cm" svg:y2="9.809cm" draw:start-shape="id44" draw:start-glue-point="2" draw:end-shape="id45" draw:end-glue-point="0" svg:d="M6700 9200v609" svg:viewBox="0 0 1 610">
          <text:p/>
        </draw:connector>
      </draw:page>
      <draw:page draw:name="page4" draw:style-name="dp1" draw:master-page-name="Default">
        <draw:custom-shape draw:style-name="gr225" draw:text-style-name="P3" draw:layer="layout" svg:width="8.1cm" svg:height="2.091cm" svg:x="1.4cm" svg:y="1cm">
          <text:p text:style-name="P1"><text:span text:style-name="T1">Ioremap</text:span></text:p>
          <text:p text:style-name="P1"><text:span text:style-name="T1"><text:s text:c="3"/></text:span><text:span text:style-name="T1">.area = get_vm_area()</text:span></text:p>
          <text:p text:style-name="P1"><text:span text:style-name="T1"><text:s text:c="3"/></text:span><text:span text:style-name="T1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2" xml:id="id47" draw:id="id47" draw:layer="layout" svg:width="3.213cm" svg:height="0.4cm" svg:x="10.613cm" svg:y="2cm">
          <text:p text:style-name="P1"><text:span text:style-name="T1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3" draw:layer="layout" svg:width="3.213cm" svg:height="0.4cm" svg:x="10.613cm" svg:y="2.4cm">
          <text:p text:style-name="P1"><text:span text:style-name="T1"><text:s text:c="3"/></text:span><text:span text:style-name="T1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" draw:layer="layout" svg:width="3.213cm" svg:height="0.4cm" svg:x="10.613cm" svg:y="3.201cm">
          <text:p text:style-name="P1"><text:span text:style-name="T1"><text:s text:c="3"/></text:span><text:span text:style-name="T1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3" xml:id="id50" draw:id="id50" draw:layer="layout" svg:width="3.213cm" svg:height="0.4cm" svg:x="10.613cm" svg:y="2.8cm">
          <text:p text:style-name="P1"><text:span text:style-name="T1"><text:s text:c="3"/></text:span><text:span text:style-name="T1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11" xml:id="id46" draw:id="id46" draw:layer="layout" svg:width="3.213cm" svg:height="0.4cm" svg:x="10.6cm" svg:y="1.3cm">
          <text:p text:style-name="P1"><text:span text:style-name="T2">vmlist_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svg:x1="10.6cm" svg:y1="1.5cm" svg:x2="10.613cm" svg:y2="2.2cm" draw:start-shape="id46" draw:start-glue-point="3" draw:end-shape="id47" draw:end-glue-point="3" svg:d="M10600 1500h-502v700h515" svg:viewBox="0 0 516 701">
          <text:p/>
        </draw:connector>
        <draw:custom-shape draw:style-name="gr228" draw:text-style-name="P3" xml:id="id48" draw:id="id48" draw:layer="layout" svg:width="3.213cm" svg:height="0.4cm" svg:x="10.613cm" svg:y="3.602cm">
          <text:p text:style-name="P1"><text:span text:style-name="T1"><text:s text:c="3"/></text:span><text:span text:style-name="T1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2" xml:id="id49" draw:id="id49" draw:layer="layout" svg:width="3.213cm" svg:height="0.4cm" svg:x="10.6cm" svg:y="4.7cm">
          <text:p text:style-name="P1"><text:span text:style-name="T1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3" draw:layer="layout" svg:width="3.213cm" svg:height="0.4cm" svg:x="10.6cm" svg:y="5.1cm">
          <text:p text:style-name="P1"><text:span text:style-name="T1"><text:s text:c="3"/></text:span><text:span text:style-name="T1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" draw:layer="layout" svg:width="3.213cm" svg:height="0.4cm" svg:x="10.6cm" svg:y="5.901cm">
          <text:p text:style-name="P1"><text:span text:style-name="T1"><text:s text:c="3"/></text:span><text:span text:style-name="T1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" xml:id="id52" draw:id="id52" draw:layer="layout" svg:width="3.213cm" svg:height="0.4cm" svg:x="10.6cm" svg:y="5.5cm">
          <text:p text:style-name="P1"><text:span text:style-name="T1"><text:s text:c="3"/></text:span><text:span text:style-name="T1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" draw:layer="layout" svg:width="3.213cm" svg:height="0.4cm" svg:x="10.6cm" svg:y="6.302cm">
          <text:p text:style-name="P1"><text:span text:style-name="T1"><text:s text:c="3"/></text:span><text:span text:style-name="T1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svg:x1="10.613cm" svg:y1="3.802cm" svg:x2="10.6cm" svg:y2="4.9cm" draw:start-shape="id48" draw:start-glue-point="3" draw:end-shape="id49" draw:end-glue-point="3" svg:d="M10613 3802h-515v1098h502" svg:viewBox="0 0 516 1099">
          <text:p/>
        </draw:connector>
        <draw:custom-shape draw:style-name="gr234" draw:text-style-name="P2" draw:layer="layout" svg:width="2.547cm" svg:height="0.4cm" svg:x="15.886cm" svg:y="1.798cm">
          <text:p text:style-name="P1"><text:span text:style-name="T1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" xml:id="id51" draw:id="id51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3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3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3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9" draw:layer="layout" svg:width="0.6cm" svg:height="4.001cm" svg:x="18.5cm" svg:y="2.199cm">
          <text:p text:style-name="P1"><text:span text:style-name="T1"><text:s text:c="33"/></text:span><text:span text:style-name="T1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0" draw:text-style-name="P3" xml:id="id53" draw:id="id53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3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3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svg:x1="13.826cm" svg:y1="3cm" svg:x2="15.885cm" svg:y2="2.399cm" draw:start-shape="id50" draw:start-glue-point="1" draw:end-shape="id51" draw:end-glue-point="3" svg:d="M13826 3000h1029v-601h1030" svg:viewBox="0 0 2060 602">
          <text:p/>
        </draw:connector>
        <draw:connector draw:style-name="gr25" draw:text-style-name="P4" draw:layer="layout" svg:x1="13.813cm" svg:y1="5.7cm" svg:x2="15.885cm" svg:y2="4.4cm" draw:start-shape="id52" draw:start-glue-point="1" draw:end-shape="id53" draw:end-glue-point="3" svg:d="M13813 5700h1036v-1300h1036" svg:viewBox="0 0 2073 1301">
          <text:p/>
        </draw:connector>
        <draw:line draw:style-name="gr79" draw:text-style-name="P4" draw:layer="layout" svg:x1="15.2cm" svg:y1="2.2cm" svg:x2="16.2cm" svg:y2="2.2cm">
          <text:p/>
        </draw:line>
        <draw:line draw:style-name="gr79" draw:text-style-name="P4" draw:layer="layout" svg:x1="15.2cm" svg:y1="4.2cm" svg:x2="16.2cm" svg:y2="4.2cm">
          <text:p/>
        </draw:line>
        <draw:line draw:style-name="gr208" draw:text-style-name="P14" draw:layer="layout" svg:x1="15.337cm" svg:y1="2.2cm" svg:x2="15.337cm" svg:y2="4.2cm">
          <text:p text:style-name="P13"><text:span text:style-name="T5">size</text:span></text:p>
        </draw:line>
      </draw:page>
      <draw:page draw:name="page5" draw:style-name="dp1" draw:master-page-name="Default">
        <draw:custom-shape draw:style-name="gr244" draw:text-style-name="P3" draw:layer="layout" svg:width="8.399cm" svg:height="6.1cm" svg:x="1.401cm" svg:y="1cm">
          <text:p text:style-name="P1"><text:span text:style-name="T1"><text:s/></text:span><text:span text:style-name="T1">sys_brk(unsigned long brk)</text:span></text:p>
          <text:p text:style-name="P1"><text:span text:style-name="T1"><text:s text:c="3"/></text:span><text:span text:style-name="T1">.do_munmap(mm, newbrk, oldbrk-newbrk)</text:span></text:p>
          <text:p text:style-name="P1"><text:span text:style-name="T1"><text:s text:c="3"/></text:span><text:span text:style-name="T1">.</text:span><text:span text:style-name="T1">zap_page_range(mm, st, size);</text:span></text:p>
          <text:p text:style-name="P1"><text:span text:style-name="T1"><text:s text:c="6"/></text:span><text:span text:style-name="T1">.zap_pmd_range(mm, dir, address, end – address);</text:span></text:p>
          <text:p text:style-name="P1"><text:span text:style-name="T1"><text:s text:c="3"/></text:span><text:span text:style-name="T1"><text:s text:c="6"/></text:span><text:span text:style-name="T1">.</text:span><text:span text:style-name="T1">zap_pte_range(mm, pmd, address, end – address);</text:span></text:p>
          <text:p text:style-name="P1"><text:span text:style-name="T1"><text:s text:c="12"/></text:span><text:span text:style-name="T1">.free_pte(page);</text:span></text:p>
          <text:p text:style-name="P1"><text:span text:style-name="T1"><text:s text:c="15"/></text:span><text:span text:style-name="T1">.__free_page(ptpage)//</text:span><text:span text:style-name="T6">__free_pages((page), 0)</text:span></text:p>
          <text:p text:style-name="P1"><text:span text:style-name="T1"><text:s text:c="15"/></text:span><text:span text:style-name="T1">.swap_free(pte_to_swp_entry(page));</text:span></text:p>
          <text:p text:style-name="P1"><text:span text:style-name="T1"><text:s text:c="6"/></text:span><text:span text:style-name="T1">.</text:span><text:span text:style-name="T1">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9" draw:text-style-name="P4" draw:layer="layout" svg:x1="3cm" svg:y1="0.5cm" svg:x2="3cm" svg:y2="7.3cm">
          <text:p/>
        </draw:line>
      </draw:page>
      <draw:page draw:name="page6" draw:style-name="dp1" draw:master-page-name="Default">
        <draw:custom-shape draw:style-name="gr245" draw:text-style-name="P2" xml:id="id63" draw:id="id63" draw:layer="layout" svg:width="3.492cm" svg:height="0.4cm" svg:x="10.406cm" svg:y="0.196cm">
          <text:p text:style-name="P1"><text:span text:style-name="T1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3" draw:layer="layout" svg:width="3.492cm" svg:height="0.4cm" svg:x="10.406cm" svg:y="0.596cm">
          <text:p text:style-name="P1"><text:span text:style-name="T1"><text:s text:c="3"/></text:span><text:span text:style-name="T1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3" xml:id="id55" draw:id="id55" draw:layer="layout" svg:width="3.492cm" svg:height="0.4cm" svg:x="10.406cm" svg:y="1.397cm">
          <text:p text:style-name="P1"><text:span text:style-name="T1"><text:s text:c="3"/></text:span><text:span text:style-name="T1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3" draw:layer="layout" svg:width="3.492cm" svg:height="0.4cm" svg:x="10.406cm" svg:y="1.797cm">
          <text:p text:style-name="P1"><text:span text:style-name="T1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3" xml:id="id56" draw:id="id56" draw:layer="layout" svg:width="3.492cm" svg:height="0.4cm" svg:x="10.406cm" svg:y="0.996cm">
          <text:p text:style-name="P1"><text:span text:style-name="T1"><text:s text:c="3"/></text:span><text:span text:style-name="T1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3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3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2" xml:id="id57" draw:id="id57" draw:layer="layout" svg:width="3.492cm" svg:height="0.4cm" svg:x="4.793cm" svg:y="0.4cm">
          <text:p text:style-name="P1"><text:span text:style-name="T1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3" xml:id="id54" draw:id="id54" draw:layer="layout" svg:width="3.492cm" svg:height="0.4cm" svg:x="4.793cm" svg:y="0.8cm">
          <text:p text:style-name="P1"><text:span text:style-name="T1"><text:s text:c="3"/></text:span><text:span text:style-name="T1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3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3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" xml:id="id66" draw:id="id66" draw:layer="layout" svg:width="3.492cm" svg:height="0.4cm" svg:x="4.793cm" svg:y="1.2cm">
          <text:p text:style-name="P1"><text:span text:style-name="T1"><text:s text:c="3"/></text:span><text:span text:style-name="T1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3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3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9" draw:text-style-name="P4" draw:layer="layout" draw:type="curve" svg:x1="8.285cm" svg:y1="1cm" svg:x2="10.406cm" svg:y2="1.597cm" draw:start-shape="id54" draw:start-glue-point="1" draw:end-shape="id55" draw:end-glue-point="3" svg:d="M8285 1000c1591 0 531 597 2121 597" svg:viewBox="0 0 2122 598">
          <text:p/>
        </draw:connector>
        <draw:connector draw:style-name="gr259" draw:text-style-name="P4" draw:layer="layout" draw:type="curve" draw:line-skew="0.252cm" svg:x1="10.406cm" svg:y1="1.196cm" svg:x2="8.285cm" svg:y2="0.6cm" draw:start-shape="id56" draw:start-glue-point="3" draw:end-shape="id57" draw:end-glue-point="1" svg:d="M10406 1196c-1212 0-152-596-2121-596" svg:viewBox="0 0 2122 597">
          <text:p/>
        </draw:connector>
        <draw:custom-shape draw:style-name="gr260" draw:text-style-name="P2" xml:id="id65" draw:id="id65" draw:layer="layout" svg:width="3.492cm" svg:height="0.4cm" svg:x="10.408cm" svg:y="3.698cm">
          <text:p text:style-name="P1"><text:span text:style-name="T1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3" xml:id="id59" draw:id="id59" draw:layer="layout" svg:width="3.492cm" svg:height="0.4cm" svg:x="10.408cm" svg:y="4.098cm">
          <text:p text:style-name="P1"><text:span text:style-name="T1"><text:s text:c="3"/></text:span><text:span text:style-name="T1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3" xml:id="id58" draw:id="id58" draw:layer="layout" svg:width="3.492cm" svg:height="0.4cm" svg:x="10.408cm" svg:y="4.899cm">
          <text:p text:style-name="P1"><text:span text:style-name="T1"><text:s text:c="3"/></text:span><text:span text:style-name="T1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3" xml:id="id69" draw:id="id69" draw:layer="layout" svg:width="3.492cm" svg:height="0.4cm" svg:x="10.408cm" svg:y="5.299cm">
          <text:p text:style-name="P1"><text:span text:style-name="T1"><text:s text:c="3"/></text:span><text:span text:style-name="T1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3" draw:text-style-name="P3" xml:id="id61" draw:id="id61" draw:layer="layout" svg:width="3.492cm" svg:height="0.4cm" svg:x="10.408cm" svg:y="4.498cm">
          <text:p text:style-name="P1"><text:span text:style-name="T1"><text:s text:c="3"/></text:span><text:span text:style-name="T1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3" draw:layer="layout" svg:width="3.492cm" svg:height="0.4cm" svg:x="10.408cm" svg:y="5.699cm">
          <text:p text:style-name="P1"><text:span text:style-name="T1"><text:s text:c="3"/></text:span><text:span text:style-name="T1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5" draw:text-style-name="P3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9" draw:text-style-name="P4" draw:layer="layout" draw:type="curve" svg:x1="10.406cm" svg:y1="1.597cm" svg:x2="10.408cm" svg:y2="5.099cm" draw:start-shape="id55" draw:start-glue-point="3" draw:end-shape="id58" draw:end-glue-point="3" svg:d="M10406 1597c-751 0-752 3502 2 3502" svg:viewBox="0 0 566 3503">
          <text:p/>
        </draw:connector>
        <draw:custom-shape draw:style-name="gr266" draw:text-style-name="P2" draw:layer="layout" svg:width="3.492cm" svg:height="0.4cm" svg:x="15.708cm" svg:y="4.3cm">
          <text:p text:style-name="P1"><text:span text:style-name="T1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3" xml:id="id60" draw:id="id60" draw:layer="layout" svg:width="3.492cm" svg:height="0.4cm" svg:x="15.708cm" svg:y="4.7cm">
          <text:p text:style-name="P1"><text:span text:style-name="T1"><text:s text:c="3"/></text:span><text:span text:style-name="T1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3" xml:id="id78" draw:id="id78" draw:layer="layout" svg:width="3.492cm" svg:height="0.4cm" svg:x="15.708cm" svg:y="5.501cm">
          <text:p text:style-name="P1"><text:span text:style-name="T1"><text:s text:c="3"/></text:span><text:span text:style-name="T1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3" draw:layer="layout" svg:width="3.492cm" svg:height="0.4cm" svg:x="15.708cm" svg:y="5.901cm">
          <text:p text:style-name="P1"><text:span text:style-name="T1"><text:s text:c="3"/></text:span><text:span text:style-name="T1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9" draw:text-style-name="P3" xml:id="id76" draw:id="id76" draw:layer="layout" svg:width="3.492cm" svg:height="0.4cm" svg:x="15.708cm" svg:y="5.1cm">
          <text:p text:style-name="P1"><text:span text:style-name="T1"><text:s text:c="3"/></text:span><text:span text:style-name="T1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0" draw:text-style-name="P3" draw:layer="layout" svg:width="3.492cm" svg:height="0.4cm" svg:x="15.708cm" svg:y="6.301cm">
          <text:p text:style-name="P1"><text:span text:style-name="T1"><text:s text:c="3"/></text:span><text:span text:style-name="T1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3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9" draw:text-style-name="P4" draw:layer="layout" draw:type="curve" svg:x1="13.9cm" svg:y1="4.298cm" svg:x2="15.708cm" svg:y2="4.9cm" draw:start-shape="id59" draw:start-glue-point="1" draw:end-shape="id60" draw:end-glue-point="3" svg:d="M13900 4298c1357 0 454 602 1808 602" svg:viewBox="0 0 1809 603">
          <text:p/>
        </draw:connector>
        <draw:connector draw:style-name="gr259" draw:text-style-name="P4" draw:layer="layout" draw:type="curve" svg:x1="10.408cm" svg:y1="4.698cm" svg:x2="8.285cm" svg:y2="0.6cm" draw:start-shape="id61" draw:start-glue-point="3" draw:end-shape="id57" draw:end-glue-point="1" svg:d="M10408 4698c-1591 0-530-4098-2123-4098" svg:viewBox="0 0 2124 4099">
          <text:p/>
        </draw:connector>
        <draw:custom-shape draw:style-name="gr272" draw:text-style-name="P3" draw:layer="layout" svg:width="10.9cm" svg:height="7.1cm" svg:x="0.4cm" svg:y="12.6cm">
          <text:p text:style-name="P1"><text:span text:style-name="T1">1.</text:span><text:span text:style-name="T1">生成</text:span><text:span text:style-name="T1">HCD</text:span><text:span text:style-name="T1">的时候创建</text:span><text:span text:style-name="T1">dma_pool</text:span></text:p>
          <text:p text:style-name="P1"><text:span text:style-name="T1">dma_pool_create//</text:span><text:span text:style-name="T1">将</text:span><text:span text:style-name="T1">dma_pool</text:span><text:span text:style-name="T1">添加给</text:span><text:span text:style-name="T1">device</text:span><text:span text:style-name="T1">，不涉及</text:span><text:span text:style-name="T1">dma_page</text:span><text:span text:style-name="T1">分配</text:span></text:p>
          <text:p text:style-name="P1"><text:span text:style-name="T1">2.probe</text:span><text:span text:style-name="T1">的时候进行</text:span><text:span text:style-name="T1">alloc</text:span><text:span text:style-name="T1">，分配具体页面</text:span></text:p>
          <text:p text:style-name="P1"><text:span text:style-name="T1">dma_pool_alloc</text:span></text:p>
          <text:p text:style-name="P1"><text:span text:style-name="T1"><text:s text:c="3"/></text:span><text:span text:style-name="T1">.page = pool_alloc_page()</text:span></text:p>
          <text:p text:style-name="P1"><text:span text:style-name="T1"><text:s text:c="6"/></text:span><text:span text:style-name="T1">.dma_alloc_from_coherent</text:span></text:p>
          <text:p text:style-name="P1"><text:span text:style-name="T1"><text:s text:c="9"/></text:span><text:span text:style-name="T1">.pageno = bitmap_find_free_region()</text:span></text:p>
          <text:p text:style-name="P1"><text:span text:style-name="T1"><text:s text:c="12"/></text:span><text:span text:style-name="T1">.__reg_op(bitmap, pos, order, REG_OP_ALLOC);</text:span></text:p>
          <text:p text:style-name="P1"><text:span text:style-name="T1"><text:s text:c="6"/></text:span><text:span text:style-name="T1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2" draw:layer="layout" svg:width="3.302cm" svg:height="0.4cm" svg:x="0.298cm" svg:y="0.3cm">
          <text:p text:style-name="P1"><text:span text:style-name="T1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3" draw:layer="layout" svg:width="3.302cm" svg:height="0.4cm" svg:x="0.298cm" svg:y="0.699cm">
          <text:p text:style-name="P1"><text:span text:style-name="T1"><text:s text:c="2"/></text:span><text:span text:style-name="T1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3" draw:layer="layout" svg:width="3.302cm" svg:height="0.4cm" svg:x="0.298cm" svg:y="1.501cm">
          <text:p text:style-name="P1"><text:span text:style-name="T1"><text:s text:c="2"/></text:span><text:span text:style-name="T1">.self</text:span><text:span text:style-name="T1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3" draw:layer="layout" svg:width="3.302cm" svg:height="0.4cm" svg:x="0.298cm" svg:y="2.299cm">
          <text:p text:style-name="P1"><text:span text:style-name="T1"><text:s text:c="4"/></text:span><text:span text:style-name="T1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7" draw:text-style-name="P3" draw:layer="layout" svg:width="3.302cm" svg:height="0.4cm" svg:x="0.298cm" svg:y="2.696cm">
          <text:p text:style-name="P1"><text:span text:style-name="T1"><text:s text:c="4"/></text:span><text:span text:style-name="T1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3" draw:layer="layout" svg:width="3.302cm" svg:height="0.4cm" svg:x="0.298cm" svg:y="3.097cm">
          <text:p text:style-name="P1"><text:span text:style-name="T1"><text:s text:c="4"/></text:span><text:span text:style-name="T1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3" draw:layer="layout" svg:width="3.302cm" svg:height="0.4cm" svg:x="0.298cm" svg:y="1.101cm">
          <text:p text:style-name="P1"><text:span text:style-name="T1"><text:s text:c="2"/></text:span><text:span text:style-name="T1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3" xml:id="id79" draw:id="id79" draw:layer="layout" svg:width="3.302cm" svg:height="0.4cm" svg:x="0.298cm" svg:y="1.9cm">
          <text:p text:style-name="P1"><text:span text:style-name="T1"><text:s text:c="4"/></text:span><text:span text:style-name="T1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3" xml:id="id62" draw:id="id62" draw:layer="layout" svg:width="3.302cm" svg:height="0.4cm" svg:x="0.299cm" svg:y="3.5cm">
          <text:p text:style-name="P1"><text:span text:style-name="T1"><text:s text:c="3"/></text:span><text:span text:style-name="T1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" xml:id="id64" draw:id="id64" draw:layer="layout" svg:width="3.302cm" svg:height="0.4cm" svg:x="0.299cm" svg:y="3.897cm">
          <text:p text:style-name="P1"><text:span text:style-name="T1"><text:s text:c="13"/></text:span><text:span text:style-name="T1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3" draw:layer="layout" svg:width="3.302cm" svg:height="0.4cm" svg:x="0.299cm" svg:y="4.298cm">
          <text:p text:style-name="P1"><text:span text:style-name="T1"><text:s text:c="3"/></text:span><text:span text:style-name="T1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9" draw:text-style-name="P4" draw:layer="layout" draw:type="curve" draw:line-skew="1.496cm" svg:x1="3.601cm" svg:y1="3.7cm" svg:x2="10.406cm" svg:y2="0.396cm" draw:start-shape="id62" draw:start-glue-point="1" draw:end-shape="id63" draw:end-glue-point="3" svg:d="M3601 3700c7348 0 3946-3304 6805-3304" svg:viewBox="0 0 6806 3305">
          <text:p/>
        </draw:connector>
        <draw:connector draw:style-name="gr259" draw:text-style-name="P4" draw:layer="layout" draw:type="curve" svg:x1="3.601cm" svg:y1="4.097cm" svg:x2="10.408cm" svg:y2="3.898cm" draw:start-shape="id64" draw:start-glue-point="1" draw:end-shape="id65" draw:end-glue-point="3" svg:d="M3601 4097c5106 0 1703-199 6807-199" svg:viewBox="0 0 6808 200">
          <text:p/>
        </draw:connector>
        <draw:custom-shape draw:style-name="gr282" draw:text-style-name="P2" xml:id="id67" draw:id="id67" draw:layer="layout" svg:width="3.492cm" svg:height="0.4cm" svg:x="4.794cm" svg:y="5.601cm">
          <text:p text:style-name="P1"><text:span text:style-name="T1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3" xml:id="id68" draw:id="id68" draw:layer="layout" svg:width="3.492cm" svg:height="0.4cm" svg:x="4.794cm" svg:y="6.001cm">
          <text:p text:style-name="P1"><text:span text:style-name="T1"><text:s text:c="3"/></text:span><text:span text:style-name="T1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3" xml:id="id75" draw:id="id75" draw:layer="layout" svg:width="3.492cm" svg:height="0.4cm" svg:x="4.794cm" svg:y="6.802cm">
          <text:p text:style-name="P1"><text:span text:style-name="T1"><text:s text:c="3"/></text:span><text:span text:style-name="T1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3" draw:layer="layout" svg:width="3.492cm" svg:height="0.4cm" svg:x="4.794cm" svg:y="7.202cm">
          <text:p text:style-name="P1"><text:span text:style-name="T1"><text:s text:c="3"/></text:span><text:span text:style-name="T1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3" draw:layer="layout" svg:width="3.492cm" svg:height="0.4cm" svg:x="4.794cm" svg:y="6.401cm">
          <text:p text:style-name="P1"><text:span text:style-name="T1"><text:s text:c="3"/></text:span><text:span text:style-name="T1">.size</text:span><text:span text:style-name="T1"><text:tab/></text:span><text:span text:style-name="T1">//bitmap</text:span><text:span text:style-name="T1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3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3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draw:type="curve" svg:x1="4.793cm" svg:y1="1.4cm" svg:x2="4.794cm" svg:y2="5.801cm" draw:start-shape="id66" draw:start-glue-point="3" draw:end-shape="id67" draw:end-glue-point="3" svg:d="M4793 1400c-751 0-752 4401 1 4401" svg:viewBox="0 0 565 4402">
          <text:p/>
        </draw:connector>
        <draw:custom-shape draw:style-name="gr288" draw:text-style-name="P3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3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3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3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3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3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3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3" xml:id="id73" draw:id="id73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3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3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3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3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3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3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3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3" xml:id="id71" draw:id="id71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draw:type="curve" svg:x1="8.286cm" svg:y1="6.201cm" svg:x2="9.395cm" svg:y2="7.698cm" draw:start-shape="id68" draw:start-glue-point="1" svg:d="M8286 6201c1209 0 655 1497 1109 1497" svg:viewBox="0 0 1110 1498">
          <text:p/>
        </draw:connector>
        <draw:custom-shape draw:style-name="gr289" draw:text-style-name="P16" draw:layer="layout" svg:width="2.999cm" svg:height="1.5cm" svg:x="13.5cm" svg:y="7.4cm">
          <text:p text:style-name="P15"><text:span text:style-name="T7">bitmap</text:span><text:span text:style-name="T7">中每个</text:span><text:span text:style-name="T7">bit</text:span><text:span text:style-name="T7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89" draw:text-style-name="P16" xml:id="id70" draw:id="id70" draw:layer="layout" svg:width="2.999cm" svg:height="1.5cm" svg:x="15.9cm" svg:y="2.3cm">
          <text:p text:style-name="P15"><text:span text:style-name="T7">pool_max</text:span><text:span text:style-name="T7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5" draw:text-style-name="P4" draw:layer="layout" svg:x1="13.9cm" svg:y1="5.499cm" svg:x2="15.9cm" svg:y2="3.05cm" draw:start-shape="id69" draw:start-glue-point="1" draw:end-shape="id70" draw:end-glue-point="3" svg:d="M13900 5499h502v-949h-244v-1500h1742" svg:viewBox="0 0 2001 2450">
          <text:p/>
        </draw:connector>
        <draw:custom-shape draw:style-name="gr290" draw:text-style-name="P17" xml:id="id72" draw:id="id72" draw:layer="layout" svg:width="2.6cm" svg:height="1cm" svg:x="12.7cm" svg:y="9.1cm">
          <text:p text:style-name="P15"><text:span text:style-name="T8">页面</text:span><text:span text:style-name="T9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1" draw:text-style-name="P19" xml:id="id77" draw:id="id77" draw:layer="layout" svg:width="2.6cm" svg:height="1cm" svg:x="12.7cm" svg:y="10.1cm">
          <text:p text:style-name="P18"><text:span text:style-name="T10">页面</text:span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19" xml:id="id74" draw:id="id74" draw:layer="layout" svg:width="2.6cm" svg:height="1cm" svg:x="12.7cm" svg:y="12.1cm">
          <text:p text:style-name="P18"><text:span text:style-name="T10">页面</text:span><text:span text:style-name="T10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4" draw:layer="layout" svg:x1="12.111cm" svg:y1="7.9cm" svg:x2="12.7cm" svg:y2="9.6cm" draw:start-shape="id71" draw:start-glue-point="2" draw:end-shape="id72" draw:end-glue-point="3" svg:d="M12111 7900v1700h589" svg:viewBox="0 0 590 1701">
          <text:p/>
        </draw:connector>
        <draw:connector draw:style-name="gr25" draw:text-style-name="P4" draw:layer="layout" svg:x1="10.71cm" svg:y1="7.899cm" svg:x2="12.7cm" svg:y2="12.6cm" draw:start-shape="id73" draw:start-glue-point="2" draw:end-shape="id74" draw:end-glue-point="3" svg:d="M10710 7899v4701h1990" svg:viewBox="0 0 1991 4702">
          <text:p/>
        </draw:connector>
        <draw:connector draw:style-name="gr25" draw:text-style-name="P4" draw:layer="layout" draw:type="curve" svg:x1="8.286cm" svg:y1="7.002cm" svg:x2="12.7cm" svg:y2="9.6cm" draw:start-shape="id75" draw:start-glue-point="1" draw:end-shape="id72" svg:d="M8286 7002c3312 0 1105 2598 4414 2598" svg:viewBox="0 0 4415 2599">
          <text:p/>
        </draw:connector>
        <draw:custom-shape draw:style-name="gr293" draw:text-style-name="P19" draw:layer="layout" svg:width="2.6cm" svg:height="1cm" svg:x="12.7cm" svg:y="11.1cm">
          <text:p text:style-name="P18"><text:span text:style-name="T10">页面</text:span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4" draw:layer="layout" svg:x1="19.2cm" svg:y1="5.3cm" svg:x2="15.3cm" svg:y2="10.6cm" draw:start-shape="id76" draw:start-glue-point="1" draw:end-shape="id77" draw:end-glue-point="1" svg:d="M19200 5300h502v5300h-4402" svg:viewBox="0 0 4403 5301">
          <text:p/>
        </draw:connector>
        <draw:connector draw:style-name="gr25" draw:text-style-name="P4" draw:layer="layout" svg:x1="19.2cm" svg:y1="5.701cm" svg:x2="15.3cm" svg:y2="10.6cm" draw:start-shape="id78" draw:start-glue-point="1" draw:end-shape="id77" draw:end-glue-point="1" svg:d="M19200 5701h502v4899h-4402" svg:viewBox="0 0 4403 4900">
          <text:p/>
        </draw:connector>
        <draw:line draw:style-name="gr79" draw:text-style-name="P4" draw:layer="layout" svg:x1="1.387cm" svg:y1="11.6cm" svg:x2="1.479cm" svg:y2="20.5cm">
          <text:p/>
        </draw:line>
        <draw:connector draw:style-name="gr25" draw:text-style-name="P4" draw:layer="layout" svg:x1="3.6cm" svg:y1="2.1cm" svg:x2="4.793cm" svg:y2="0.6cm" draw:start-shape="id79" draw:start-glue-point="1" draw:end-shape="id57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294" draw:text-style-name="P2" xml:id="id83" draw:id="id83" draw:layer="layout" svg:width="3.492cm" svg:height="0.4cm" svg:x="12.108cm" svg:y="5.594cm">
          <text:p text:style-name="P1"><text:span text:style-name="T1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3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3" xml:id="id80" draw:id="id80" draw:layer="layout" svg:width="3.492cm" svg:height="0.4cm" svg:x="12.108cm" svg:y="6.795cm">
          <text:p text:style-name="P1"><text:span text:style-name="T1"><text:s text:c="3"/></text:span><text:span text:style-name="T1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3" draw:layer="layout" svg:width="3.492cm" svg:height="0.4cm" svg:x="12.108cm" svg:y="7.195cm">
          <text:p text:style-name="P1"><text:span text:style-name="T1"><text:s text:c="3"/></text:span><text:span text:style-name="T1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3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3" draw:layer="layout" svg:width="3.492cm" svg:height="0.4cm" svg:x="12.108cm" svg:y="7.595cm">
          <text:p text:style-name="P1"><text:span text:style-name="T1"><text:s text:c="6"/></text:span><text:span text:style-name="T1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3" draw:layer="layout" svg:width="3.492cm" svg:height="0.4cm" svg:x="12.108cm" svg:y="7.996cm">
          <text:p text:style-name="P1"><text:span text:style-name="T1"><text:s text:c="6"/></text:span><text:span text:style-name="T1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2" xml:id="id82" draw:id="id82" draw:layer="layout" svg:width="2.592cm" svg:height="0.9cm" svg:x="8.4cm" svg:y="4.096cm">
          <text:p text:style-name="P1"><text:span text:style-name="T2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2" xml:id="id81" draw:id="id81" draw:layer="layout" svg:width="3.492cm" svg:height="0.4cm" svg:x="17.309cm" svg:y="5.595cm">
          <text:p text:style-name="P1"><text:span text:style-name="T1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3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3" draw:layer="layout" svg:width="3.492cm" svg:height="0.4cm" svg:x="17.309cm" svg:y="6.796cm">
          <text:p text:style-name="P1"><text:span text:style-name="T1"><text:s text:c="3"/></text:span><text:span text:style-name="T1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3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3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3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3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draw:type="curve" svg:x1="15.6cm" svg:y1="6.995cm" svg:x2="17.309cm" svg:y2="5.795cm" draw:start-shape="id80" draw:start-glue-point="1" draw:end-shape="id81" draw:end-glue-point="3" svg:d="M15600 6995c1282 0 428-1200 1709-1200" svg:viewBox="0 0 1710 1201">
          <text:p/>
        </draw:connector>
        <draw:connector draw:style-name="gr25" draw:text-style-name="P4" draw:layer="layout" draw:type="curve" svg:x1="10.992cm" svg:y1="4.546cm" svg:x2="12.108cm" svg:y2="5.794cm" draw:start-shape="id82" draw:start-glue-point="1" draw:end-shape="id83" draw:end-glue-point="3" svg:d="M10992 4546c838 0 281 1248 1116 1248" svg:viewBox="0 0 1117 1249">
          <text:p/>
        </draw:connector>
        <draw:custom-shape draw:style-name="gr307" draw:text-style-name="P3" draw:layer="layout" svg:width="3.492cm" svg:height="0.4cm" svg:x="12.109cm" svg:y="8.396cm">
          <text:p text:style-name="P1"><text:span text:style-name="T1"><text:s text:c="3"/></text:span><text:span text:style-name="T1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3" xml:id="id84" draw:id="id84" draw:layer="layout" svg:width="3.492cm" svg:height="0.4cm" svg:x="12.109cm" svg:y="8.796cm">
          <text:p text:style-name="P1"><text:span text:style-name="T1"><text:s text:c="6"/></text:span><text:span text:style-name="T1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3" draw:layer="layout" svg:width="3.492cm" svg:height="0.4cm" svg:x="12.109cm" svg:y="9.197cm">
          <text:p text:style-name="P1"><text:span text:style-name="T1"><text:s text:c="6"/></text:span><text:span text:style-name="T1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2" xml:id="id85" draw:id="id85" draw:layer="layout" svg:width="3.492cm" svg:height="0.4cm" svg:x="17.31cm" svg:y="10.096cm">
          <text:p text:style-name="P1"><text:span text:style-name="T1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3" draw:layer="layout" svg:width="3.492cm" svg:height="0.4cm" svg:x="17.31cm" svg:y="10.496cm">
          <text:p text:style-name="P1"><text:span text:style-name="T1"><text:s text:c="3"/></text:span><text:span text:style-name="T1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3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3" draw:layer="layout" svg:width="3.492cm" svg:height="0.4cm" svg:x="17.31cm" svg:y="11.697cm">
          <text:p text:style-name="P1"><text:span text:style-name="T1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3" draw:layer="layout" svg:width="3.492cm" svg:height="0.4cm" svg:x="17.31cm" svg:y="10.896cm">
          <text:p text:style-name="P1"><text:span text:style-name="T1"><text:s text:c="3"/></text:span><text:span text:style-name="T1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3" draw:layer="layout" svg:width="3.492cm" svg:height="0.4cm" svg:x="17.31cm" svg:y="12.097cm">
          <text:p text:style-name="P1"><text:span text:style-name="T1"><text:s text:c="3"/></text:span><text:span text:style-name="T1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3" draw:layer="layout" svg:width="3.492cm" svg:height="0.4cm" svg:x="17.31cm" svg:y="12.498cm">
          <text:p text:style-name="P1"><text:span text:style-name="T1"><text:s text:c="6"/></text:span><text:span text:style-name="T1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draw:type="curve" svg:x1="15.601cm" svg:y1="8.996cm" svg:x2="17.31cm" svg:y2="10.296cm" draw:start-shape="id84" draw:start-glue-point="1" draw:end-shape="id85" draw:end-glue-point="3" svg:d="M15601 8996c1282 0 428 1300 1709 1300" svg:viewBox="0 0 1710 1301">
          <text:p/>
        </draw:connector>
        <draw:custom-shape draw:style-name="gr316" draw:text-style-name="P3" draw:layer="layout" svg:width="3.492cm" svg:height="0.4cm" svg:x="17.311cm" svg:y="12.899cm">
          <text:p text:style-name="P1"><text:span text:style-name="T1"><text:s text:c="6"/></text:span><text:span text:style-name="T1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2" xml:id="id86" draw:id="id86" draw:layer="layout" svg:width="3.492cm" svg:height="0.4cm" svg:x="21.711cm" svg:y="10.097cm">
          <text:p text:style-name="P1"><text:span text:style-name="T1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3" draw:layer="layout" svg:width="3.492cm" svg:height="0.4cm" svg:x="21.711cm" svg:y="10.497cm">
          <text:p text:style-name="P1"><text:span text:style-name="T1"><text:s text:c="3"/></text:span><text:span text:style-name="T1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3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3" draw:layer="layout" svg:width="3.492cm" svg:height="0.4cm" svg:x="21.711cm" svg:y="11.698cm">
          <text:p text:style-name="P1"><text:span text:style-name="T1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3" draw:layer="layout" svg:width="3.492cm" svg:height="0.4cm" svg:x="21.711cm" svg:y="10.897cm">
          <text:p text:style-name="P1"><text:span text:style-name="T1"><text:s text:c="3"/></text:span><text:span text:style-name="T1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3" draw:layer="layout" svg:width="3.492cm" svg:height="0.4cm" svg:x="21.711cm" svg:y="12.098cm">
          <text:p text:style-name="P1"><text:span text:style-name="T1"><text:s text:c="3"/></text:span><text:span text:style-name="T1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3" draw:layer="layout" svg:width="3.492cm" svg:height="0.4cm" svg:x="21.711cm" svg:y="12.499cm">
          <text:p text:style-name="P1"><text:span text:style-name="T1"><text:s text:c="6"/></text:span><text:span text:style-name="T1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3" draw:layer="layout" svg:width="3.492cm" svg:height="0.4cm" svg:x="21.712cm" svg:y="12.9cm">
          <text:p text:style-name="P1"><text:span text:style-name="T1"><text:s text:c="6"/></text:span><text:span text:style-name="T1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draw:type="curve" svg:x1="15.601cm" svg:y1="8.996cm" svg:x2="21.711cm" svg:y2="10.297cm" draw:start-shape="id84" draw:start-glue-point="1" draw:end-shape="id86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0DT19H42M27S</meta:editing-duration>
    <meta:editing-cycles>834</meta:editing-cycles>
    <meta:generator>LibreOffice/5.1.4.2$Linux_X86_64 LibreOffice_project/10m0$Build-2</meta:generator>
    <meta:initial-creator>fhy </meta:initial-creator>
    <dc:date>2016-08-10T23:04:07.032806464</dc:date>
    <meta:document-statistic meta:object-count="426"/>
  </office:meta>
</office:document-meta>
</file>